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91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7.913cm"/>
    </style:style>
    <style:style style:name="co7" style:family="table-column">
      <style:table-column-properties fo:break-before="auto" style:column-width="4.029cm"/>
    </style:style>
    <style:style style:name="co8" style:family="table-column">
      <style:table-column-properties fo:break-before="auto" style:column-width="4.157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ccff"/>
    </style:style>
    <style:style style:name="ce12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66ccff"/>
    </style:style>
    <style:style style:name="ce14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3399ff"/>
    </style:style>
    <style:style style:name="ce16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66ff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66cc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saveId</text:p>
          </table:table-cell>
          <table:table-cell office:value-type="string">
            <text:p>benötigt</text:p>
          </table:table-cell>
          <table:table-cell office:value-type="string">
            <text:p>FabrikScript</text:p>
          </table:table-cell>
          <table:table-cell office:value-type="string">
            <text:p>Array 1</text:p>
          </table:table-cell>
          <table:table-cell office:value-type="string">
            <text:p>Array 2</text:p>
          </table:table-cell>
        </table:table-row>
        <table:table-row table:style-name="ro2">
          <table:table-cell office:value-type="string">
            <text:p>Animals_chicken</text:p>
          </table:table-cell>
          <table:table-cell office:value-type="string">
            <text:p>Vieh</text:p>
          </table:table-cell>
          <table:table-cell table:formula="of:=IF(LEFT([.A2];13)=&quot;FabrikScript_&quot;;MID([.A2];14;99);&quot;&quot;)">
            <text:p/>
          </table:table-cell>
          <table:table-cell table:formula="of:=&quot;'&quot;&amp;[.A2]&amp;&quot;',&quot;" office:value-type="string" office:string-value="'Animals_chicken',">
            <text:p>'Animals_chicken',</text:p>
          </table:table-cell>
          <table:table-cell table:formula="of:=&quot;'&quot;&amp;[.C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ls_cow</text:p>
          </table:table-cell>
          <table:table-cell office:value-type="string">
            <text:p>Vieh</text:p>
          </table:table-cell>
          <table:table-cell table:formula="of:=IF(LEFT([.A3];13)=&quot;FabrikScript_&quot;;MID([.A3];14;99);&quot;&quot;)">
            <text:p/>
          </table:table-cell>
          <table:table-cell table:formula="of:=&quot;'&quot;&amp;[.A3]&amp;&quot;',&quot;" office:value-type="string" office:string-value="'Animals_cow',">
            <text:p>'Animals_cow',</text:p>
          </table:table-cell>
          <table:table-cell table:formula="of:=&quot;'&quot;&amp;[.C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ls_pig</text:p>
          </table:table-cell>
          <table:table-cell office:value-type="string">
            <text:p>Vieh</text:p>
          </table:table-cell>
          <table:table-cell table:formula="of:=IF(LEFT([.A4];13)=&quot;FabrikScript_&quot;;MID([.A4];14;99);&quot;&quot;)">
            <text:p/>
          </table:table-cell>
          <table:table-cell table:formula="of:=&quot;'&quot;&amp;[.A4]&amp;&quot;',&quot;" office:value-type="string" office:string-value="'Animals_pig',">
            <text:p>'Animals_pig',</text:p>
          </table:table-cell>
          <table:table-cell table:formula="of:=&quot;'&quot;&amp;[.C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ls_sheep</text:p>
          </table:table-cell>
          <table:table-cell office:value-type="string">
            <text:p>Vieh</text:p>
          </table:table-cell>
          <table:table-cell table:formula="of:=IF(LEFT([.A5];13)=&quot;FabrikScript_&quot;;MID([.A5];14;99);&quot;&quot;)">
            <text:p/>
          </table:table-cell>
          <table:table-cell table:formula="of:=&quot;'&quot;&amp;[.A5]&amp;&quot;',&quot;" office:value-type="string" office:string-value="'Animals_sheep',">
            <text:p>'Animals_sheep',</text:p>
          </table:table-cell>
          <table:table-cell table:formula="of:=&quot;'&quot;&amp;[.C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BergehallelightIndoor1</text:p>
          </table:table-cell>
          <table:table-cell office:value-type="string">
            <text:p>nicht benötigt</text:p>
          </table:table-cell>
          <table:table-cell table:formula="of:=IF(LEFT([.A6];13)=&quot;FabrikScript_&quot;;MID([.A6];14;99);&quot;&quot;)">
            <text:p/>
          </table:table-cell>
          <table:table-cell table:formula="of:=&quot;'&quot;&amp;[.A6]&amp;&quot;',&quot;" office:value-type="string" office:string-value="'AnimatedObject_BergehallelightIndoor1',">
            <text:p>'AnimatedObject_BergehallelightIndoor1',</text:p>
          </table:table-cell>
          <table:table-cell table:formula="of:=&quot;'&quot;&amp;[.C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BergehalleRollDoor1</text:p>
          </table:table-cell>
          <table:table-cell office:value-type="string">
            <text:p>nicht benötigt</text:p>
          </table:table-cell>
          <table:table-cell table:formula="of:=IF(LEFT([.A7];13)=&quot;FabrikScript_&quot;;MID([.A7];14;99);&quot;&quot;)">
            <text:p/>
          </table:table-cell>
          <table:table-cell table:formula="of:=&quot;'&quot;&amp;[.A7]&amp;&quot;',&quot;" office:value-type="string" office:string-value="'AnimatedObject_BergehalleRollDoor1',">
            <text:p>'AnimatedObject_BergehalleRollDoor1',</text:p>
          </table:table-cell>
          <table:table-cell table:formula="of:=&quot;'&quot;&amp;[.C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BergehalleRollDoor1Schwein</text:p>
          </table:table-cell>
          <table:table-cell office:value-type="string">
            <text:p>nicht benötigt</text:p>
          </table:table-cell>
          <table:table-cell table:formula="of:=IF(LEFT([.A8];13)=&quot;FabrikScript_&quot;;MID([.A8];14;99);&quot;&quot;)">
            <text:p/>
          </table:table-cell>
          <table:table-cell table:formula="of:=&quot;'&quot;&amp;[.A8]&amp;&quot;',&quot;" office:value-type="string" office:string-value="'AnimatedObject_BergehalleRollDoor1Schwein',">
            <text:p>'AnimatedObject_BergehalleRollDoor1Schwein',</text:p>
          </table:table-cell>
          <table:table-cell table:formula="of:=&quot;'&quot;&amp;[.C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BergehalleRollDoor2</text:p>
          </table:table-cell>
          <table:table-cell office:value-type="string">
            <text:p>nicht benötigt</text:p>
          </table:table-cell>
          <table:table-cell table:formula="of:=IF(LEFT([.A9];13)=&quot;FabrikScript_&quot;;MID([.A9];14;99);&quot;&quot;)">
            <text:p/>
          </table:table-cell>
          <table:table-cell table:formula="of:=&quot;'&quot;&amp;[.A9]&amp;&quot;',&quot;" office:value-type="string" office:string-value="'AnimatedObject_BergehalleRollDoor2',">
            <text:p>'AnimatedObject_BergehalleRollDoor2',</text:p>
          </table:table-cell>
          <table:table-cell table:formula="of:=&quot;'&quot;&amp;[.C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BergehalleRollDoor2Schwein</text:p>
          </table:table-cell>
          <table:table-cell office:value-type="string">
            <text:p>nicht benötigt</text:p>
          </table:table-cell>
          <table:table-cell table:formula="of:=IF(LEFT([.A10];13)=&quot;FabrikScript_&quot;;MID([.A10];14;99);&quot;&quot;)">
            <text:p/>
          </table:table-cell>
          <table:table-cell table:formula="of:=&quot;'&quot;&amp;[.A10]&amp;&quot;',&quot;" office:value-type="string" office:string-value="'AnimatedObject_BergehalleRollDoor2Schwein',">
            <text:p>'AnimatedObject_BergehalleRollDoor2Schwein',</text:p>
          </table:table-cell>
          <table:table-cell table:formula="of:=&quot;'&quot;&amp;[.C1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BergehalleRollDoor3</text:p>
          </table:table-cell>
          <table:table-cell office:value-type="string">
            <text:p>nicht benötigt</text:p>
          </table:table-cell>
          <table:table-cell table:formula="of:=IF(LEFT([.A11];13)=&quot;FabrikScript_&quot;;MID([.A11];14;99);&quot;&quot;)">
            <text:p/>
          </table:table-cell>
          <table:table-cell table:formula="of:=&quot;'&quot;&amp;[.A11]&amp;&quot;',&quot;" office:value-type="string" office:string-value="'AnimatedObject_BergehalleRollDoor3',">
            <text:p>'AnimatedObject_BergehalleRollDoor3',</text:p>
          </table:table-cell>
          <table:table-cell table:formula="of:=&quot;'&quot;&amp;[.C11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BergehalleRollDoor4</text:p>
          </table:table-cell>
          <table:table-cell office:value-type="string">
            <text:p>nicht benötigt</text:p>
          </table:table-cell>
          <table:table-cell table:formula="of:=IF(LEFT([.A12];13)=&quot;FabrikScript_&quot;;MID([.A12];14;99);&quot;&quot;)">
            <text:p/>
          </table:table-cell>
          <table:table-cell table:formula="of:=&quot;'&quot;&amp;[.A12]&amp;&quot;',&quot;" office:value-type="string" office:string-value="'AnimatedObject_BergehalleRollDoor4',">
            <text:p>'AnimatedObject_BergehalleRollDoor4',</text:p>
          </table:table-cell>
          <table:table-cell table:formula="of:=&quot;'&quot;&amp;[.C1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door</text:p>
          </table:table-cell>
          <table:table-cell office:value-type="string">
            <text:p>nicht benötigt</text:p>
          </table:table-cell>
          <table:table-cell table:formula="of:=IF(LEFT([.A13];13)=&quot;FabrikScript_&quot;;MID([.A13];14;99);&quot;&quot;)">
            <text:p/>
          </table:table-cell>
          <table:table-cell table:formula="of:=&quot;'&quot;&amp;[.A13]&amp;&quot;',&quot;" office:value-type="string" office:string-value="'AnimatedObject_door',">
            <text:p>'AnimatedObject_door',</text:p>
          </table:table-cell>
          <table:table-cell table:formula="of:=&quot;'&quot;&amp;[.C1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door1</text:p>
          </table:table-cell>
          <table:table-cell office:value-type="string">
            <text:p>nicht benötigt</text:p>
          </table:table-cell>
          <table:table-cell table:formula="of:=IF(LEFT([.A14];13)=&quot;FabrikScript_&quot;;MID([.A14];14;99);&quot;&quot;)">
            <text:p/>
          </table:table-cell>
          <table:table-cell table:formula="of:=&quot;'&quot;&amp;[.A14]&amp;&quot;',&quot;" office:value-type="string" office:string-value="'AnimatedObject_door1',">
            <text:p>'AnimatedObject_door1',</text:p>
          </table:table-cell>
          <table:table-cell table:formula="of:=&quot;'&quot;&amp;[.C1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door11</text:p>
          </table:table-cell>
          <table:table-cell office:value-type="string">
            <text:p>nicht benötigt</text:p>
          </table:table-cell>
          <table:table-cell table:formula="of:=IF(LEFT([.A15];13)=&quot;FabrikScript_&quot;;MID([.A15];14;99);&quot;&quot;)">
            <text:p/>
          </table:table-cell>
          <table:table-cell table:formula="of:=&quot;'&quot;&amp;[.A15]&amp;&quot;',&quot;" office:value-type="string" office:string-value="'AnimatedObject_door11',">
            <text:p>'AnimatedObject_door11',</text:p>
          </table:table-cell>
          <table:table-cell table:formula="of:=&quot;'&quot;&amp;[.C1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door2</text:p>
          </table:table-cell>
          <table:table-cell office:value-type="string">
            <text:p>nicht benötigt</text:p>
          </table:table-cell>
          <table:table-cell table:formula="of:=IF(LEFT([.A16];13)=&quot;FabrikScript_&quot;;MID([.A16];14;99);&quot;&quot;)">
            <text:p/>
          </table:table-cell>
          <table:table-cell table:formula="of:=&quot;'&quot;&amp;[.A16]&amp;&quot;',&quot;" office:value-type="string" office:string-value="'AnimatedObject_door2',">
            <text:p>'AnimatedObject_door2',</text:p>
          </table:table-cell>
          <table:table-cell table:formula="of:=&quot;'&quot;&amp;[.C1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door3</text:p>
          </table:table-cell>
          <table:table-cell office:value-type="string">
            <text:p>nicht benötigt</text:p>
          </table:table-cell>
          <table:table-cell table:formula="of:=IF(LEFT([.A17];13)=&quot;FabrikScript_&quot;;MID([.A17];14;99);&quot;&quot;)">
            <text:p/>
          </table:table-cell>
          <table:table-cell table:formula="of:=&quot;'&quot;&amp;[.A17]&amp;&quot;',&quot;" office:value-type="string" office:string-value="'AnimatedObject_door3',">
            <text:p>'AnimatedObject_door3',</text:p>
          </table:table-cell>
          <table:table-cell table:formula="of:=&quot;'&quot;&amp;[.C1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HofSaatgutSilo</text:p>
          </table:table-cell>
          <table:table-cell office:value-type="string">
            <text:p>nicht benötigt</text:p>
          </table:table-cell>
          <table:table-cell table:formula="of:=IF(LEFT([.A18];13)=&quot;FabrikScript_&quot;;MID([.A18];14;99);&quot;&quot;)">
            <text:p/>
          </table:table-cell>
          <table:table-cell table:formula="of:=&quot;'&quot;&amp;[.A18]&amp;&quot;',&quot;" office:value-type="string" office:string-value="'AnimatedObject_HofSaatgutSilo',">
            <text:p>'AnimatedObject_HofSaatgutSilo',</text:p>
          </table:table-cell>
          <table:table-cell table:formula="of:=&quot;'&quot;&amp;[.C1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HofSaatgutSilo1</text:p>
          </table:table-cell>
          <table:table-cell office:value-type="string">
            <text:p>nicht benötigt</text:p>
          </table:table-cell>
          <table:table-cell table:formula="of:=IF(LEFT([.A19];13)=&quot;FabrikScript_&quot;;MID([.A19];14;99);&quot;&quot;)">
            <text:p/>
          </table:table-cell>
          <table:table-cell table:formula="of:=&quot;'&quot;&amp;[.A19]&amp;&quot;',&quot;" office:value-type="string" office:string-value="'AnimatedObject_HofSaatgutSilo1',">
            <text:p>'AnimatedObject_HofSaatgutSilo1',</text:p>
          </table:table-cell>
          <table:table-cell table:formula="of:=&quot;'&quot;&amp;[.C1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kuhstall</text:p>
          </table:table-cell>
          <table:table-cell office:value-type="string">
            <text:p>nicht benötigt</text:p>
          </table:table-cell>
          <table:table-cell table:formula="of:=IF(LEFT([.A20];13)=&quot;FabrikScript_&quot;;MID([.A20];14;99);&quot;&quot;)">
            <text:p/>
          </table:table-cell>
          <table:table-cell table:formula="of:=&quot;'&quot;&amp;[.A20]&amp;&quot;',&quot;" office:value-type="string" office:string-value="'AnimatedObject_licht_kuhstall',">
            <text:p>'AnimatedObject_licht_kuhstall',</text:p>
          </table:table-cell>
          <table:table-cell table:formula="of:=&quot;'&quot;&amp;[.C2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1</text:p>
          </table:table-cell>
          <table:table-cell office:value-type="string">
            <text:p>nicht benötigt</text:p>
          </table:table-cell>
          <table:table-cell table:formula="of:=IF(LEFT([.A21];13)=&quot;FabrikScript_&quot;;MID([.A21];14;99);&quot;&quot;)">
            <text:p/>
          </table:table-cell>
          <table:table-cell table:formula="of:=&quot;'&quot;&amp;[.A21]&amp;&quot;',&quot;" office:value-type="string" office:string-value="'AnimatedObject_licht_lagerhalle1',">
            <text:p>'AnimatedObject_licht_lagerhalle1',</text:p>
          </table:table-cell>
          <table:table-cell table:formula="of:=&quot;'&quot;&amp;[.C21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2</text:p>
          </table:table-cell>
          <table:table-cell office:value-type="string">
            <text:p>nicht benötigt</text:p>
          </table:table-cell>
          <table:table-cell table:formula="of:=IF(LEFT([.A22];13)=&quot;FabrikScript_&quot;;MID([.A22];14;99);&quot;&quot;)">
            <text:p/>
          </table:table-cell>
          <table:table-cell table:formula="of:=&quot;'&quot;&amp;[.A22]&amp;&quot;',&quot;" office:value-type="string" office:string-value="'AnimatedObject_licht_lagerhalle2',">
            <text:p>'AnimatedObject_licht_lagerhalle2',</text:p>
          </table:table-cell>
          <table:table-cell table:formula="of:=&quot;'&quot;&amp;[.C2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3</text:p>
          </table:table-cell>
          <table:table-cell office:value-type="string">
            <text:p>nicht benötigt</text:p>
          </table:table-cell>
          <table:table-cell table:formula="of:=IF(LEFT([.A23];13)=&quot;FabrikScript_&quot;;MID([.A23];14;99);&quot;&quot;)">
            <text:p/>
          </table:table-cell>
          <table:table-cell table:formula="of:=&quot;'&quot;&amp;[.A23]&amp;&quot;',&quot;" office:value-type="string" office:string-value="'AnimatedObject_licht_lagerhalle3',">
            <text:p>'AnimatedObject_licht_lagerhalle3',</text:p>
          </table:table-cell>
          <table:table-cell table:formula="of:=&quot;'&quot;&amp;[.C2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4</text:p>
          </table:table-cell>
          <table:table-cell office:value-type="string">
            <text:p>nicht benötigt</text:p>
          </table:table-cell>
          <table:table-cell table:formula="of:=IF(LEFT([.A24];13)=&quot;FabrikScript_&quot;;MID([.A24];14;99);&quot;&quot;)">
            <text:p/>
          </table:table-cell>
          <table:table-cell table:formula="of:=&quot;'&quot;&amp;[.A24]&amp;&quot;',&quot;" office:value-type="string" office:string-value="'AnimatedObject_licht_lagerhalle4',">
            <text:p>'AnimatedObject_licht_lagerhalle4',</text:p>
          </table:table-cell>
          <table:table-cell table:formula="of:=&quot;'&quot;&amp;[.C2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5</text:p>
          </table:table-cell>
          <table:table-cell office:value-type="string">
            <text:p>nicht benötigt</text:p>
          </table:table-cell>
          <table:table-cell table:formula="of:=IF(LEFT([.A25];13)=&quot;FabrikScript_&quot;;MID([.A25];14;99);&quot;&quot;)">
            <text:p/>
          </table:table-cell>
          <table:table-cell table:formula="of:=&quot;'&quot;&amp;[.A25]&amp;&quot;',&quot;" office:value-type="string" office:string-value="'AnimatedObject_licht_lagerhalle5',">
            <text:p>'AnimatedObject_licht_lagerhalle5',</text:p>
          </table:table-cell>
          <table:table-cell table:formula="of:=&quot;'&quot;&amp;[.C2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6</text:p>
          </table:table-cell>
          <table:table-cell office:value-type="string">
            <text:p>nicht benötigt</text:p>
          </table:table-cell>
          <table:table-cell table:formula="of:=IF(LEFT([.A26];13)=&quot;FabrikScript_&quot;;MID([.A26];14;99);&quot;&quot;)">
            <text:p/>
          </table:table-cell>
          <table:table-cell table:formula="of:=&quot;'&quot;&amp;[.A26]&amp;&quot;',&quot;" office:value-type="string" office:string-value="'AnimatedObject_licht_lagerhalle6',">
            <text:p>'AnimatedObject_licht_lagerhalle6',</text:p>
          </table:table-cell>
          <table:table-cell table:formula="of:=&quot;'&quot;&amp;[.C2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7</text:p>
          </table:table-cell>
          <table:table-cell office:value-type="string">
            <text:p>nicht benötigt</text:p>
          </table:table-cell>
          <table:table-cell table:formula="of:=IF(LEFT([.A27];13)=&quot;FabrikScript_&quot;;MID([.A27];14;99);&quot;&quot;)">
            <text:p/>
          </table:table-cell>
          <table:table-cell table:formula="of:=&quot;'&quot;&amp;[.A27]&amp;&quot;',&quot;" office:value-type="string" office:string-value="'AnimatedObject_licht_lagerhalle7',">
            <text:p>'AnimatedObject_licht_lagerhalle7',</text:p>
          </table:table-cell>
          <table:table-cell table:formula="of:=&quot;'&quot;&amp;[.C2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lagerhalle8</text:p>
          </table:table-cell>
          <table:table-cell office:value-type="string">
            <text:p>nicht benötigt</text:p>
          </table:table-cell>
          <table:table-cell table:formula="of:=IF(LEFT([.A28];13)=&quot;FabrikScript_&quot;;MID([.A28];14;99);&quot;&quot;)">
            <text:p/>
          </table:table-cell>
          <table:table-cell table:formula="of:=&quot;'&quot;&amp;[.A28]&amp;&quot;',&quot;" office:value-type="string" office:string-value="'AnimatedObject_licht_lagerhalle8',">
            <text:p>'AnimatedObject_licht_lagerhalle8',</text:p>
          </table:table-cell>
          <table:table-cell table:formula="of:=&quot;'&quot;&amp;[.C2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licht_obsthalle</text:p>
          </table:table-cell>
          <table:table-cell office:value-type="string">
            <text:p>nicht benötigt</text:p>
          </table:table-cell>
          <table:table-cell table:formula="of:=IF(LEFT([.A29];13)=&quot;FabrikScript_&quot;;MID([.A29];14;99);&quot;&quot;)">
            <text:p/>
          </table:table-cell>
          <table:table-cell table:formula="of:=&quot;'&quot;&amp;[.A29]&amp;&quot;',&quot;" office:value-type="string" office:string-value="'AnimatedObject_licht_obsthalle',">
            <text:p>'AnimatedObject_licht_obsthalle',</text:p>
          </table:table-cell>
          <table:table-cell table:formula="of:=&quot;'&quot;&amp;[.C2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apfel</text:p>
          </table:table-cell>
          <table:table-cell office:value-type="string">
            <text:p>nicht benötigt</text:p>
          </table:table-cell>
          <table:table-cell table:formula="of:=IF(LEFT([.A30];13)=&quot;FabrikScript_&quot;;MID([.A30];14;99);&quot;&quot;)">
            <text:p/>
          </table:table-cell>
          <table:table-cell table:formula="of:=&quot;'&quot;&amp;[.A30]&amp;&quot;',&quot;" office:value-type="string" office:string-value="'AnimatedObject_stop_apfel',">
            <text:p>'AnimatedObject_stop_apfel',</text:p>
          </table:table-cell>
          <table:table-cell table:formula="of:=&quot;'&quot;&amp;[.C3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bierf</text:p>
          </table:table-cell>
          <table:table-cell office:value-type="string">
            <text:p>nicht benötigt</text:p>
          </table:table-cell>
          <table:table-cell table:formula="of:=IF(LEFT([.A31];13)=&quot;FabrikScript_&quot;;MID([.A31];14;99);&quot;&quot;)">
            <text:p/>
          </table:table-cell>
          <table:table-cell table:formula="of:=&quot;'&quot;&amp;[.A31]&amp;&quot;',&quot;" office:value-type="string" office:string-value="'AnimatedObject_stop_bierf',">
            <text:p>'AnimatedObject_stop_bierf',</text:p>
          </table:table-cell>
          <table:table-cell table:formula="of:=&quot;'&quot;&amp;[.C31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bierk</text:p>
          </table:table-cell>
          <table:table-cell office:value-type="string">
            <text:p>nicht benötigt</text:p>
          </table:table-cell>
          <table:table-cell table:formula="of:=IF(LEFT([.A32];13)=&quot;FabrikScript_&quot;;MID([.A32];14;99);&quot;&quot;)">
            <text:p/>
          </table:table-cell>
          <table:table-cell table:formula="of:=&quot;'&quot;&amp;[.A32]&amp;&quot;',&quot;" office:value-type="string" office:string-value="'AnimatedObject_stop_bierk',">
            <text:p>'AnimatedObject_stop_bierk',</text:p>
          </table:table-cell>
          <table:table-cell table:formula="of:=&quot;'&quot;&amp;[.C3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birne</text:p>
          </table:table-cell>
          <table:table-cell office:value-type="string">
            <text:p>nicht benötigt</text:p>
          </table:table-cell>
          <table:table-cell table:formula="of:=IF(LEFT([.A33];13)=&quot;FabrikScript_&quot;;MID([.A33];14;99);&quot;&quot;)">
            <text:p/>
          </table:table-cell>
          <table:table-cell table:formula="of:=&quot;'&quot;&amp;[.A33]&amp;&quot;',&quot;" office:value-type="string" office:string-value="'AnimatedObject_stop_birne',">
            <text:p>'AnimatedObject_stop_birne',</text:p>
          </table:table-cell>
          <table:table-cell table:formula="of:=&quot;'&quot;&amp;[.C3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brot</text:p>
          </table:table-cell>
          <table:table-cell office:value-type="string">
            <text:p>nicht benötigt</text:p>
          </table:table-cell>
          <table:table-cell table:formula="of:=IF(LEFT([.A34];13)=&quot;FabrikScript_&quot;;MID([.A34];14;99);&quot;&quot;)">
            <text:p/>
          </table:table-cell>
          <table:table-cell table:formula="of:=&quot;'&quot;&amp;[.A34]&amp;&quot;',&quot;" office:value-type="string" office:string-value="'AnimatedObject_stop_brot',">
            <text:p>'AnimatedObject_stop_brot',</text:p>
          </table:table-cell>
          <table:table-cell table:formula="of:=&quot;'&quot;&amp;[.C3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butter</text:p>
          </table:table-cell>
          <table:table-cell office:value-type="string">
            <text:p>nicht benötigt</text:p>
          </table:table-cell>
          <table:table-cell table:formula="of:=IF(LEFT([.A35];13)=&quot;FabrikScript_&quot;;MID([.A35];14;99);&quot;&quot;)">
            <text:p/>
          </table:table-cell>
          <table:table-cell table:formula="of:=&quot;'&quot;&amp;[.A35]&amp;&quot;',&quot;" office:value-type="string" office:string-value="'AnimatedObject_stop_butter',">
            <text:p>'AnimatedObject_stop_butter',</text:p>
          </table:table-cell>
          <table:table-cell table:formula="of:=&quot;'&quot;&amp;[.C3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chips</text:p>
          </table:table-cell>
          <table:table-cell office:value-type="string">
            <text:p>nicht benötigt</text:p>
          </table:table-cell>
          <table:table-cell table:formula="of:=IF(LEFT([.A36];13)=&quot;FabrikScript_&quot;;MID([.A36];14;99);&quot;&quot;)">
            <text:p/>
          </table:table-cell>
          <table:table-cell table:formula="of:=&quot;'&quot;&amp;[.A36]&amp;&quot;',&quot;" office:value-type="string" office:string-value="'AnimatedObject_stop_chips',">
            <text:p>'AnimatedObject_stop_chips',</text:p>
          </table:table-cell>
          <table:table-cell table:formula="of:=&quot;'&quot;&amp;[.C3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joghurt</text:p>
          </table:table-cell>
          <table:table-cell office:value-type="string">
            <text:p>nicht benötigt</text:p>
          </table:table-cell>
          <table:table-cell table:formula="of:=IF(LEFT([.A37];13)=&quot;FabrikScript_&quot;;MID([.A37];14;99);&quot;&quot;)">
            <text:p/>
          </table:table-cell>
          <table:table-cell table:formula="of:=&quot;'&quot;&amp;[.A37]&amp;&quot;',&quot;" office:value-type="string" office:string-value="'AnimatedObject_stop_joghurt',">
            <text:p>'AnimatedObject_stop_joghurt',</text:p>
          </table:table-cell>
          <table:table-cell table:formula="of:=&quot;'&quot;&amp;[.C3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kartoffelsack</text:p>
          </table:table-cell>
          <table:table-cell office:value-type="string">
            <text:p>nicht benötigt</text:p>
          </table:table-cell>
          <table:table-cell table:formula="of:=IF(LEFT([.A38];13)=&quot;FabrikScript_&quot;;MID([.A38];14;99);&quot;&quot;)">
            <text:p/>
          </table:table-cell>
          <table:table-cell table:formula="of:=&quot;'&quot;&amp;[.A38]&amp;&quot;',&quot;" office:value-type="string" office:string-value="'AnimatedObject_stop_kartoffelsack',">
            <text:p>'AnimatedObject_stop_kartoffelsack',</text:p>
          </table:table-cell>
          <table:table-cell table:formula="of:=&quot;'&quot;&amp;[.C3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karton</text:p>
          </table:table-cell>
          <table:table-cell office:value-type="string">
            <text:p>nicht benötigt</text:p>
          </table:table-cell>
          <table:table-cell table:formula="of:=IF(LEFT([.A39];13)=&quot;FabrikScript_&quot;;MID([.A39];14;99);&quot;&quot;)">
            <text:p/>
          </table:table-cell>
          <table:table-cell table:formula="of:=&quot;'&quot;&amp;[.A39]&amp;&quot;',&quot;" office:value-type="string" office:string-value="'AnimatedObject_stop_karton',">
            <text:p>'AnimatedObject_stop_karton',</text:p>
          </table:table-cell>
          <table:table-cell table:formula="of:=&quot;'&quot;&amp;[.C3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kirsche</text:p>
          </table:table-cell>
          <table:table-cell office:value-type="string">
            <text:p>nicht benötigt</text:p>
          </table:table-cell>
          <table:table-cell table:formula="of:=IF(LEFT([.A40];13)=&quot;FabrikScript_&quot;;MID([.A40];14;99);&quot;&quot;)">
            <text:p/>
          </table:table-cell>
          <table:table-cell table:formula="of:=&quot;'&quot;&amp;[.A40]&amp;&quot;',&quot;" office:value-type="string" office:string-value="'AnimatedObject_stop_kirsche',">
            <text:p>'AnimatedObject_stop_kirsche',</text:p>
          </table:table-cell>
          <table:table-cell table:formula="of:=&quot;'&quot;&amp;[.C4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leerpalette</text:p>
          </table:table-cell>
          <table:table-cell office:value-type="string">
            <text:p>nicht benötigt</text:p>
          </table:table-cell>
          <table:table-cell table:formula="of:=IF(LEFT([.A41];13)=&quot;FabrikScript_&quot;;MID([.A41];14;99);&quot;&quot;)">
            <text:p/>
          </table:table-cell>
          <table:table-cell table:formula="of:=&quot;'&quot;&amp;[.A41]&amp;&quot;',&quot;" office:value-type="string" office:string-value="'AnimatedObject_stop_leerpalette',">
            <text:p>'AnimatedObject_stop_leerpalette',</text:p>
          </table:table-cell>
          <table:table-cell table:formula="of:=&quot;'&quot;&amp;[.C41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mehl</text:p>
          </table:table-cell>
          <table:table-cell office:value-type="string">
            <text:p>nicht benötigt</text:p>
          </table:table-cell>
          <table:table-cell table:formula="of:=IF(LEFT([.A42];13)=&quot;FabrikScript_&quot;;MID([.A42];14;99);&quot;&quot;)">
            <text:p/>
          </table:table-cell>
          <table:table-cell table:formula="of:=&quot;'&quot;&amp;[.A42]&amp;&quot;',&quot;" office:value-type="string" office:string-value="'AnimatedObject_stop_mehl',">
            <text:p>'AnimatedObject_stop_mehl',</text:p>
          </table:table-cell>
          <table:table-cell table:formula="of:=&quot;'&quot;&amp;[.C4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milch</text:p>
          </table:table-cell>
          <table:table-cell office:value-type="string">
            <text:p>nicht benötigt</text:p>
          </table:table-cell>
          <table:table-cell table:formula="of:=IF(LEFT([.A43];13)=&quot;FabrikScript_&quot;;MID([.A43];14;99);&quot;&quot;)">
            <text:p/>
          </table:table-cell>
          <table:table-cell table:formula="of:=&quot;'&quot;&amp;[.A43]&amp;&quot;',&quot;" office:value-type="string" office:string-value="'AnimatedObject_stop_milch',">
            <text:p>'AnimatedObject_stop_milch',</text:p>
          </table:table-cell>
          <table:table-cell table:formula="of:=&quot;'&quot;&amp;[.C4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oel</text:p>
          </table:table-cell>
          <table:table-cell office:value-type="string">
            <text:p>nicht benötigt</text:p>
          </table:table-cell>
          <table:table-cell table:formula="of:=IF(LEFT([.A44];13)=&quot;FabrikScript_&quot;;MID([.A44];14;99);&quot;&quot;)">
            <text:p/>
          </table:table-cell>
          <table:table-cell table:formula="of:=&quot;'&quot;&amp;[.A44]&amp;&quot;',&quot;" office:value-type="string" office:string-value="'AnimatedObject_stop_oel',">
            <text:p>'AnimatedObject_stop_oel',</text:p>
          </table:table-cell>
          <table:table-cell table:formula="of:=&quot;'&quot;&amp;[.C4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papier</text:p>
          </table:table-cell>
          <table:table-cell office:value-type="string">
            <text:p>nicht benötigt</text:p>
          </table:table-cell>
          <table:table-cell table:formula="of:=IF(LEFT([.A45];13)=&quot;FabrikScript_&quot;;MID([.A45];14;99);&quot;&quot;)">
            <text:p/>
          </table:table-cell>
          <table:table-cell table:formula="of:=&quot;'&quot;&amp;[.A45]&amp;&quot;',&quot;" office:value-type="string" office:string-value="'AnimatedObject_stop_papier',">
            <text:p>'AnimatedObject_stop_papier',</text:p>
          </table:table-cell>
          <table:table-cell table:formula="of:=&quot;'&quot;&amp;[.C4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pflaume</text:p>
          </table:table-cell>
          <table:table-cell office:value-type="string">
            <text:p>nicht benötigt</text:p>
          </table:table-cell>
          <table:table-cell table:formula="of:=IF(LEFT([.A46];13)=&quot;FabrikScript_&quot;;MID([.A46];14;99);&quot;&quot;)">
            <text:p/>
          </table:table-cell>
          <table:table-cell table:formula="of:=&quot;'&quot;&amp;[.A46]&amp;&quot;',&quot;" office:value-type="string" office:string-value="'AnimatedObject_stop_pflaume',">
            <text:p>'AnimatedObject_stop_pflaume',</text:p>
          </table:table-cell>
          <table:table-cell table:formula="of:=&quot;'&quot;&amp;[.C4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pommes</text:p>
          </table:table-cell>
          <table:table-cell office:value-type="string">
            <text:p>nicht benötigt</text:p>
          </table:table-cell>
          <table:table-cell table:formula="of:=IF(LEFT([.A47];13)=&quot;FabrikScript_&quot;;MID([.A47];14;99);&quot;&quot;)">
            <text:p/>
          </table:table-cell>
          <table:table-cell table:formula="of:=&quot;'&quot;&amp;[.A47]&amp;&quot;',&quot;" office:value-type="string" office:string-value="'AnimatedObject_stop_pommes',">
            <text:p>'AnimatedObject_stop_pommes',</text:p>
          </table:table-cell>
          <table:table-cell table:formula="of:=&quot;'&quot;&amp;[.C4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quark</text:p>
          </table:table-cell>
          <table:table-cell office:value-type="string">
            <text:p>nicht benötigt</text:p>
          </table:table-cell>
          <table:table-cell table:formula="of:=IF(LEFT([.A48];13)=&quot;FabrikScript_&quot;;MID([.A48];14;99);&quot;&quot;)">
            <text:p/>
          </table:table-cell>
          <table:table-cell table:formula="of:=&quot;'&quot;&amp;[.A48]&amp;&quot;',&quot;" office:value-type="string" office:string-value="'AnimatedObject_stop_quark',">
            <text:p>'AnimatedObject_stop_quark',</text:p>
          </table:table-cell>
          <table:table-cell table:formula="of:=&quot;'&quot;&amp;[.C4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sahne</text:p>
          </table:table-cell>
          <table:table-cell office:value-type="string">
            <text:p>nicht benötigt</text:p>
          </table:table-cell>
          <table:table-cell table:formula="of:=IF(LEFT([.A49];13)=&quot;FabrikScript_&quot;;MID([.A49];14;99);&quot;&quot;)">
            <text:p/>
          </table:table-cell>
          <table:table-cell table:formula="of:=&quot;'&quot;&amp;[.A49]&amp;&quot;',&quot;" office:value-type="string" office:string-value="'AnimatedObject_stop_sahne',">
            <text:p>'AnimatedObject_stop_sahne',</text:p>
          </table:table-cell>
          <table:table-cell table:formula="of:=&quot;'&quot;&amp;[.C4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wpotato</text:p>
          </table:table-cell>
          <table:table-cell office:value-type="string">
            <text:p>nicht benötigt</text:p>
          </table:table-cell>
          <table:table-cell table:formula="of:=IF(LEFT([.A50];13)=&quot;FabrikScript_&quot;;MID([.A50];14;99);&quot;&quot;)">
            <text:p/>
          </table:table-cell>
          <table:table-cell table:formula="of:=&quot;'&quot;&amp;[.A50]&amp;&quot;',&quot;" office:value-type="string" office:string-value="'AnimatedObject_stop_wpotato',">
            <text:p>'AnimatedObject_stop_wpotato',</text:p>
          </table:table-cell>
          <table:table-cell table:formula="of:=&quot;'&quot;&amp;[.C5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AnimatedObject_stop_zucker</text:p>
          </table:table-cell>
          <table:table-cell office:value-type="string">
            <text:p>nicht benötigt</text:p>
          </table:table-cell>
          <table:table-cell table:formula="of:=IF(LEFT([.A51];13)=&quot;FabrikScript_&quot;;MID([.A51];14;99);&quot;&quot;)">
            <text:p/>
          </table:table-cell>
          <table:table-cell table:formula="of:=&quot;'&quot;&amp;[.A51]&amp;&quot;',&quot;" office:value-type="string" office:string-value="'AnimatedObject_stop_zucker',">
            <text:p>'AnimatedObject_stop_zucker',</text:p>
          </table:table-cell>
          <table:table-cell table:formula="of:=&quot;'&quot;&amp;[.C51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ga</text:p>
          </table:table-cell>
          <table:table-cell/>
          <table:table-cell table:formula="of:=IF(LEFT([.A52];13)=&quot;FabrikScript_&quot;;MID([.A52];14;99);&quot;&quot;)">
            <text:p/>
          </table:table-cell>
          <table:table-cell table:formula="of:=&quot;'&quot;&amp;[.A52]&amp;&quot;',&quot;" office:value-type="string" office:string-value="'Bga',">
            <text:p>'Bga',</text:p>
          </table:table-cell>
          <table:table-cell table:formula="of:=&quot;'&quot;&amp;[.C5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cowSilo</text:p>
          </table:table-cell>
          <table:table-cell/>
          <table:table-cell table:formula="of:=IF(LEFT([.A53];13)=&quot;FabrikScript_&quot;;MID([.A53];14;99);&quot;&quot;)">
            <text:p/>
          </table:table-cell>
          <table:table-cell table:formula="of:=&quot;'&quot;&amp;[.A53]&amp;&quot;',&quot;" office:value-type="string" office:string-value="'BunkerSilo_cowSilo',">
            <text:p>'BunkerSilo_cowSilo',</text:p>
          </table:table-cell>
          <table:table-cell table:formula="of:=&quot;'&quot;&amp;[.C5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silo001</text:p>
          </table:table-cell>
          <table:table-cell/>
          <table:table-cell table:formula="of:=IF(LEFT([.A54];13)=&quot;FabrikScript_&quot;;MID([.A54];14;99);&quot;&quot;)">
            <text:p/>
          </table:table-cell>
          <table:table-cell table:formula="of:=&quot;'&quot;&amp;[.A54]&amp;&quot;',&quot;" office:value-type="string" office:string-value="'BunkerSilo_silo001',">
            <text:p>'BunkerSilo_silo001',</text:p>
          </table:table-cell>
          <table:table-cell table:formula="of:=&quot;'&quot;&amp;[.C5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silo002</text:p>
          </table:table-cell>
          <table:table-cell/>
          <table:table-cell table:formula="of:=IF(LEFT([.A55];13)=&quot;FabrikScript_&quot;;MID([.A55];14;99);&quot;&quot;)">
            <text:p/>
          </table:table-cell>
          <table:table-cell table:formula="of:=&quot;'&quot;&amp;[.A55]&amp;&quot;',&quot;" office:value-type="string" office:string-value="'BunkerSilo_silo002',">
            <text:p>'BunkerSilo_silo002',</text:p>
          </table:table-cell>
          <table:table-cell table:formula="of:=&quot;'&quot;&amp;[.C5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silo003</text:p>
          </table:table-cell>
          <table:table-cell/>
          <table:table-cell table:formula="of:=IF(LEFT([.A56];13)=&quot;FabrikScript_&quot;;MID([.A56];14;99);&quot;&quot;)">
            <text:p/>
          </table:table-cell>
          <table:table-cell table:formula="of:=&quot;'&quot;&amp;[.A56]&amp;&quot;',&quot;" office:value-type="string" office:string-value="'BunkerSilo_silo003',">
            <text:p>'BunkerSilo_silo003',</text:p>
          </table:table-cell>
          <table:table-cell table:formula="of:=&quot;'&quot;&amp;[.C5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silo004</text:p>
          </table:table-cell>
          <table:table-cell/>
          <table:table-cell table:formula="of:=IF(LEFT([.A57];13)=&quot;FabrikScript_&quot;;MID([.A57];14;99);&quot;&quot;)">
            <text:p/>
          </table:table-cell>
          <table:table-cell table:formula="of:=&quot;'&quot;&amp;[.A57]&amp;&quot;',&quot;" office:value-type="string" office:string-value="'BunkerSilo_silo004',">
            <text:p>'BunkerSilo_silo004',</text:p>
          </table:table-cell>
          <table:table-cell table:formula="of:=&quot;'&quot;&amp;[.C5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silo005</text:p>
          </table:table-cell>
          <table:table-cell/>
          <table:table-cell table:formula="of:=IF(LEFT([.A58];13)=&quot;FabrikScript_&quot;;MID([.A58];14;99);&quot;&quot;)">
            <text:p/>
          </table:table-cell>
          <table:table-cell table:formula="of:=&quot;'&quot;&amp;[.A58]&amp;&quot;',&quot;" office:value-type="string" office:string-value="'BunkerSilo_silo005',">
            <text:p>'BunkerSilo_silo005',</text:p>
          </table:table-cell>
          <table:table-cell table:formula="of:=&quot;'&quot;&amp;[.C5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Silo1</text:p>
          </table:table-cell>
          <table:table-cell/>
          <table:table-cell table:formula="of:=IF(LEFT([.A59];13)=&quot;FabrikScript_&quot;;MID([.A59];14;99);&quot;&quot;)">
            <text:p/>
          </table:table-cell>
          <table:table-cell table:formula="of:=&quot;'&quot;&amp;[.A59]&amp;&quot;',&quot;" office:value-type="string" office:string-value="'BunkerSilo_Silo1',">
            <text:p>'BunkerSilo_Silo1',</text:p>
          </table:table-cell>
          <table:table-cell table:formula="of:=&quot;'&quot;&amp;[.C5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BunkerSilo_Silo2</text:p>
          </table:table-cell>
          <table:table-cell/>
          <table:table-cell table:formula="of:=IF(LEFT([.A60];13)=&quot;FabrikScript_&quot;;MID([.A60];14;99);&quot;&quot;)">
            <text:p/>
          </table:table-cell>
          <table:table-cell table:formula="of:=&quot;'&quot;&amp;[.A60]&amp;&quot;',&quot;" office:value-type="string" office:string-value="'BunkerSilo_Silo2',">
            <text:p>'BunkerSilo_Silo2',</text:p>
          </table:table-cell>
          <table:table-cell table:formula="of:=&quot;'&quot;&amp;[.C6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FabrikScript_Backerei</text:p>
          </table:table-cell>
          <table:table-cell office:value-type="string">
            <text:p>Produktion</text:p>
          </table:table-cell>
          <table:table-cell table:formula="of:=IF(LEFT([.A61];13)=&quot;FabrikScript_&quot;;MID([.A61];14;99);&quot;&quot;)" office:value-type="string" office:string-value="Backerei">
            <text:p>Backerei</text:p>
          </table:table-cell>
          <table:table-cell table:formula="of:=&quot;'&quot;&amp;[.A61]&amp;&quot;',&quot;" office:value-type="string" office:string-value="'FabrikScript_Backerei',">
            <text:p>'FabrikScript_Backerei',</text:p>
          </table:table-cell>
          <table:table-cell table:formula="of:=&quot;'&quot;&amp;[.C61]&amp;&quot;',&quot;" office:value-type="string" office:string-value="'Backerei',">
            <text:p>'Backerei',</text:p>
          </table:table-cell>
        </table:table-row>
        <table:table-row table:style-name="ro2">
          <table:table-cell office:value-type="string">
            <text:p>FabrikScript_BrauereiFass</text:p>
          </table:table-cell>
          <table:table-cell office:value-type="string">
            <text:p>Produktion</text:p>
          </table:table-cell>
          <table:table-cell table:formula="of:=IF(LEFT([.A62];13)=&quot;FabrikScript_&quot;;MID([.A62];14;99);&quot;&quot;)" office:value-type="string" office:string-value="BrauereiFass">
            <text:p>BrauereiFass</text:p>
          </table:table-cell>
          <table:table-cell table:formula="of:=&quot;'&quot;&amp;[.A62]&amp;&quot;',&quot;" office:value-type="string" office:string-value="'FabrikScript_BrauereiFass',">
            <text:p>'FabrikScript_BrauereiFass',</text:p>
          </table:table-cell>
          <table:table-cell table:formula="of:=&quot;'&quot;&amp;[.C62]&amp;&quot;',&quot;" office:value-type="string" office:string-value="'BrauereiFass',">
            <text:p>'BrauereiFass',</text:p>
          </table:table-cell>
        </table:table-row>
        <table:table-row table:style-name="ro2">
          <table:table-cell office:value-type="string">
            <text:p>FabrikScript_BrauereiKasten</text:p>
          </table:table-cell>
          <table:table-cell office:value-type="string">
            <text:p>Produktion</text:p>
          </table:table-cell>
          <table:table-cell table:formula="of:=IF(LEFT([.A63];13)=&quot;FabrikScript_&quot;;MID([.A63];14;99);&quot;&quot;)" office:value-type="string" office:string-value="BrauereiKasten">
            <text:p>BrauereiKasten</text:p>
          </table:table-cell>
          <table:table-cell table:formula="of:=&quot;'&quot;&amp;[.A63]&amp;&quot;',&quot;" office:value-type="string" office:string-value="'FabrikScript_BrauereiKasten',">
            <text:p>'FabrikScript_BrauereiKasten',</text:p>
          </table:table-cell>
          <table:table-cell table:formula="of:=&quot;'&quot;&amp;[.C63]&amp;&quot;',&quot;" office:value-type="string" office:string-value="'BrauereiKasten',">
            <text:p>'BrauereiKasten',</text:p>
          </table:table-cell>
        </table:table-row>
        <table:table-row table:style-name="ro2">
          <table:table-cell office:value-type="string">
            <text:p>FabrikScript_compostMaster2k17</text:p>
          </table:table-cell>
          <table:table-cell office:value-type="string">
            <text:p>Produktion</text:p>
          </table:table-cell>
          <table:table-cell table:formula="of:=IF(LEFT([.A64];13)=&quot;FabrikScript_&quot;;MID([.A64];14;99);&quot;&quot;)" office:value-type="string" office:string-value="compostMaster2k17">
            <text:p>compostMaster2k17</text:p>
          </table:table-cell>
          <table:table-cell table:formula="of:=&quot;'&quot;&amp;[.A64]&amp;&quot;',&quot;" office:value-type="string" office:string-value="'FabrikScript_compostMaster2k17',">
            <text:p>'FabrikScript_compostMaster2k17',</text:p>
          </table:table-cell>
          <table:table-cell table:formula="of:=&quot;'&quot;&amp;[.C64]&amp;&quot;',&quot;" office:value-type="string" office:string-value="'compostMaster2k17',">
            <text:p>'compostMaster2k17',</text:p>
          </table:table-cell>
        </table:table-row>
        <table:table-row table:style-name="ro2">
          <table:table-cell office:value-type="string">
            <text:p>FabrikScript_Duenger_Prod</text:p>
          </table:table-cell>
          <table:table-cell office:value-type="string">
            <text:p>Produktion</text:p>
          </table:table-cell>
          <table:table-cell table:formula="of:=IF(LEFT([.A65];13)=&quot;FabrikScript_&quot;;MID([.A65];14;99);&quot;&quot;)" office:value-type="string" office:string-value="Duenger_Prod">
            <text:p>Duenger_Prod</text:p>
          </table:table-cell>
          <table:table-cell table:formula="of:=&quot;'&quot;&amp;[.A65]&amp;&quot;',&quot;" office:value-type="string" office:string-value="'FabrikScript_Duenger_Prod',">
            <text:p>'FabrikScript_Duenger_Prod',</text:p>
          </table:table-cell>
          <table:table-cell table:formula="of:=&quot;'&quot;&amp;[.C65]&amp;&quot;',&quot;" office:value-type="string" office:string-value="'Duenger_Prod',">
            <text:p>'Duenger_Prod',</text:p>
          </table:table-cell>
        </table:table-row>
        <table:table-row table:style-name="ro2">
          <table:table-cell office:value-type="string">
            <text:p>FabrikScript_Fabrik</text:p>
          </table:table-cell>
          <table:table-cell office:value-type="string">
            <text:p>Produktion</text:p>
          </table:table-cell>
          <table:table-cell table:formula="of:=IF(LEFT([.A66];13)=&quot;FabrikScript_&quot;;MID([.A66];14;99);&quot;&quot;)" office:value-type="string" office:string-value="Fabrik">
            <text:p>Fabrik</text:p>
          </table:table-cell>
          <table:table-cell table:formula="of:=&quot;'&quot;&amp;[.A66]&amp;&quot;',&quot;" office:value-type="string" office:string-value="'FabrikScript_Fabrik',">
            <text:p>'FabrikScript_Fabrik',</text:p>
          </table:table-cell>
          <table:table-cell table:formula="of:=&quot;'&quot;&amp;[.C66]&amp;&quot;',&quot;" office:value-type="string" office:string-value="'Fabrik',">
            <text:p>'Fabrik',</text:p>
          </table:table-cell>
        </table:table-row>
        <table:table-row table:style-name="ro2">
          <table:table-cell office:value-type="string">
            <text:p>FabrikScript_Fertilizer</text:p>
          </table:table-cell>
          <table:table-cell office:value-type="string">
            <text:p>Lager</text:p>
          </table:table-cell>
          <table:table-cell table:formula="of:=IF(LEFT([.A67];13)=&quot;FabrikScript_&quot;;MID([.A67];14;99);&quot;&quot;)" office:value-type="string" office:string-value="Fertilizer">
            <text:p>Fertilizer</text:p>
          </table:table-cell>
          <table:table-cell table:formula="of:=&quot;'&quot;&amp;[.A67]&amp;&quot;',&quot;" office:value-type="string" office:string-value="'FabrikScript_Fertilizer',">
            <text:p>'FabrikScript_Fertilizer',</text:p>
          </table:table-cell>
          <table:table-cell table:formula="of:=&quot;'&quot;&amp;[.C67]&amp;&quot;',&quot;" office:value-type="string" office:string-value="'Fertilizer',">
            <text:p>'Fertilizer',</text:p>
          </table:table-cell>
        </table:table-row>
        <table:table-row table:style-name="ro2">
          <table:table-cell office:value-type="string">
            <text:p>FabrikScript_GersteMehlfabrik</text:p>
          </table:table-cell>
          <table:table-cell office:value-type="string">
            <text:p>Produktion</text:p>
          </table:table-cell>
          <table:table-cell table:formula="of:=IF(LEFT([.A68];13)=&quot;FabrikScript_&quot;;MID([.A68];14;99);&quot;&quot;)" office:value-type="string" office:string-value="GersteMehlfabrik">
            <text:p>GersteMehlfabrik</text:p>
          </table:table-cell>
          <table:table-cell table:formula="of:=&quot;'&quot;&amp;[.A68]&amp;&quot;',&quot;" office:value-type="string" office:string-value="'FabrikScript_GersteMehlfabrik',">
            <text:p>'FabrikScript_GersteMehlfabrik',</text:p>
          </table:table-cell>
          <table:table-cell table:formula="of:=&quot;'&quot;&amp;[.C68]&amp;&quot;',&quot;" office:value-type="string" office:string-value="'GersteMehlfabrik',">
            <text:p>'GersteMehlfabrik',</text:p>
          </table:table-cell>
        </table:table-row>
        <table:table-row table:style-name="ro2">
          <table:table-cell office:value-type="string">
            <text:p>FabrikScript_Holzhacker</text:p>
          </table:table-cell>
          <table:table-cell office:value-type="string">
            <text:p>Produktion</text:p>
          </table:table-cell>
          <table:table-cell table:formula="of:=IF(LEFT([.A69];13)=&quot;FabrikScript_&quot;;MID([.A69];14;99);&quot;&quot;)" office:value-type="string" office:string-value="Holzhacker">
            <text:p>Holzhacker</text:p>
          </table:table-cell>
          <table:table-cell table:formula="of:=&quot;'&quot;&amp;[.A69]&amp;&quot;',&quot;" office:value-type="string" office:string-value="'FabrikScript_Holzhacker',">
            <text:p>'FabrikScript_Holzhacker',</text:p>
          </table:table-cell>
          <table:table-cell table:formula="of:=&quot;'&quot;&amp;[.C69]&amp;&quot;',&quot;" office:value-type="string" office:string-value="'Holzhacker',">
            <text:p>'Holzhacker',</text:p>
          </table:table-cell>
        </table:table-row>
        <table:table-row table:style-name="ro2">
          <table:table-cell office:value-type="string">
            <text:p>FabrikScript_Kartoffelfabrik</text:p>
          </table:table-cell>
          <table:table-cell office:value-type="string">
            <text:p>Produktion</text:p>
          </table:table-cell>
          <table:table-cell table:formula="of:=IF(LEFT([.A70];13)=&quot;FabrikScript_&quot;;MID([.A70];14;99);&quot;&quot;)" office:value-type="string" office:string-value="Kartoffelfabrik">
            <text:p>Kartoffelfabrik</text:p>
          </table:table-cell>
          <table:table-cell table:formula="of:=&quot;'&quot;&amp;[.A70]&amp;&quot;',&quot;" office:value-type="string" office:string-value="'FabrikScript_Kartoffelfabrik',">
            <text:p>'FabrikScript_Kartoffelfabrik',</text:p>
          </table:table-cell>
          <table:table-cell table:formula="of:=&quot;'&quot;&amp;[.C70]&amp;&quot;',&quot;" office:value-type="string" office:string-value="'Kartoffelfabrik',">
            <text:p>'Kartoffelfabrik',</text:p>
          </table:table-cell>
        </table:table-row>
        <table:table-row table:style-name="ro2">
          <table:table-cell office:value-type="string">
            <text:p>FabrikScript_kartoffellager</text:p>
          </table:table-cell>
          <table:table-cell office:value-type="string">
            <text:p>Lager</text:p>
          </table:table-cell>
          <table:table-cell table:formula="of:=IF(LEFT([.A71];13)=&quot;FabrikScript_&quot;;MID([.A71];14;99);&quot;&quot;)" office:value-type="string" office:string-value="kartoffellager">
            <text:p>kartoffellager</text:p>
          </table:table-cell>
          <table:table-cell table:formula="of:=&quot;'&quot;&amp;[.A71]&amp;&quot;',&quot;" office:value-type="string" office:string-value="'FabrikScript_kartoffellager',">
            <text:p>'FabrikScript_kartoffellager',</text:p>
          </table:table-cell>
          <table:table-cell table:formula="of:=&quot;'&quot;&amp;[.C71]&amp;&quot;',&quot;" office:value-type="string" office:string-value="'kartoffellager',">
            <text:p>'kartoffellager',</text:p>
          </table:table-cell>
        </table:table-row>
        <table:table-row table:style-name="ro2">
          <table:table-cell office:value-type="string">
            <text:p>FabrikScript_kartoffellager2</text:p>
          </table:table-cell>
          <table:table-cell office:value-type="string">
            <text:p>Lager</text:p>
          </table:table-cell>
          <table:table-cell table:formula="of:=IF(LEFT([.A72];13)=&quot;FabrikScript_&quot;;MID([.A72];14;99);&quot;&quot;)" office:value-type="string" office:string-value="kartoffellager2">
            <text:p>kartoffellager2</text:p>
          </table:table-cell>
          <table:table-cell table:formula="of:=&quot;'&quot;&amp;[.A72]&amp;&quot;',&quot;" office:value-type="string" office:string-value="'FabrikScript_kartoffellager2',">
            <text:p>'FabrikScript_kartoffellager2',</text:p>
          </table:table-cell>
          <table:table-cell table:formula="of:=&quot;'&quot;&amp;[.C72]&amp;&quot;',&quot;" office:value-type="string" office:string-value="'kartoffellager2',">
            <text:p>'kartoffellager2',</text:p>
          </table:table-cell>
        </table:table-row>
        <table:table-row table:style-name="ro2">
          <table:table-cell office:value-type="string">
            <text:p>FabrikScript_Klaerwerk</text:p>
          </table:table-cell>
          <table:table-cell office:value-type="string">
            <text:p>Produktion</text:p>
          </table:table-cell>
          <table:table-cell table:formula="of:=IF(LEFT([.A73];13)=&quot;FabrikScript_&quot;;MID([.A73];14;99);&quot;&quot;)" office:value-type="string" office:string-value="Klaerwerk">
            <text:p>Klaerwerk</text:p>
          </table:table-cell>
          <table:table-cell table:formula="of:=&quot;'&quot;&amp;[.A73]&amp;&quot;',&quot;" office:value-type="string" office:string-value="'FabrikScript_Klaerwerk',">
            <text:p>'FabrikScript_Klaerwerk',</text:p>
          </table:table-cell>
          <table:table-cell table:formula="of:=&quot;'&quot;&amp;[.C73]&amp;&quot;',&quot;" office:value-type="string" office:string-value="'Klaerwerk',">
            <text:p>'Klaerwerk',</text:p>
          </table:table-cell>
        </table:table-row>
        <table:table-row table:style-name="ro2">
          <table:table-cell office:value-type="string">
            <text:p>FabrikScript_KraftFutterHerstellung</text:p>
          </table:table-cell>
          <table:table-cell office:value-type="string">
            <text:p>Produktion</text:p>
          </table:table-cell>
          <table:table-cell table:formula="of:=IF(LEFT([.A74];13)=&quot;FabrikScript_&quot;;MID([.A74];14;99);&quot;&quot;)" office:value-type="string" office:string-value="KraftFutterHerstellung">
            <text:p>KraftFutterHerstellung</text:p>
          </table:table-cell>
          <table:table-cell table:formula="of:=&quot;'&quot;&amp;[.A74]&amp;&quot;',&quot;" office:value-type="string" office:string-value="'FabrikScript_KraftFutterHerstellung',">
            <text:p>'FabrikScript_KraftFutterHerstellung',</text:p>
          </table:table-cell>
          <table:table-cell table:formula="of:=&quot;'&quot;&amp;[.C74]&amp;&quot;',&quot;" office:value-type="string" office:string-value="'KraftFutterHerstellung',">
            <text:p>'KraftFutterHerstellung',</text:p>
          </table:table-cell>
        </table:table-row>
        <table:table-row table:style-name="ro2">
          <table:table-cell office:value-type="string">
            <text:p>FabrikScript_Lager_Apfel</text:p>
          </table:table-cell>
          <table:table-cell office:value-type="string">
            <text:p>Lager</text:p>
          </table:table-cell>
          <table:table-cell table:formula="of:=IF(LEFT([.A75];13)=&quot;FabrikScript_&quot;;MID([.A75];14;99);&quot;&quot;)" office:value-type="string" office:string-value="Lager_Apfel">
            <text:p>Lager_Apfel</text:p>
          </table:table-cell>
          <table:table-cell table:formula="of:=&quot;'&quot;&amp;[.A75]&amp;&quot;',&quot;" office:value-type="string" office:string-value="'FabrikScript_Lager_Apfel',">
            <text:p>'FabrikScript_Lager_Apfel',</text:p>
          </table:table-cell>
          <table:table-cell table:formula="of:=&quot;'&quot;&amp;[.C75]&amp;&quot;',&quot;" office:value-type="string" office:string-value="'Lager_Apfel',">
            <text:p>'Lager_Apfel',</text:p>
          </table:table-cell>
        </table:table-row>
        <table:table-row table:style-name="ro2">
          <table:table-cell office:value-type="string">
            <text:p>FabrikScript_Lager_Bierfass</text:p>
          </table:table-cell>
          <table:table-cell office:value-type="string">
            <text:p>Lager</text:p>
          </table:table-cell>
          <table:table-cell table:formula="of:=IF(LEFT([.A76];13)=&quot;FabrikScript_&quot;;MID([.A76];14;99);&quot;&quot;)" office:value-type="string" office:string-value="Lager_Bierfass">
            <text:p>Lager_Bierfass</text:p>
          </table:table-cell>
          <table:table-cell table:formula="of:=&quot;'&quot;&amp;[.A76]&amp;&quot;',&quot;" office:value-type="string" office:string-value="'FabrikScript_Lager_Bierfass',">
            <text:p>'FabrikScript_Lager_Bierfass',</text:p>
          </table:table-cell>
          <table:table-cell table:formula="of:=&quot;'&quot;&amp;[.C76]&amp;&quot;',&quot;" office:value-type="string" office:string-value="'Lager_Bierfass',">
            <text:p>'Lager_Bierfass',</text:p>
          </table:table-cell>
        </table:table-row>
        <table:table-row table:style-name="ro2">
          <table:table-cell office:value-type="string">
            <text:p>FabrikScript_Lager_Bierkasten</text:p>
          </table:table-cell>
          <table:table-cell office:value-type="string">
            <text:p>Lager</text:p>
          </table:table-cell>
          <table:table-cell table:formula="of:=IF(LEFT([.A77];13)=&quot;FabrikScript_&quot;;MID([.A77];14;99);&quot;&quot;)" office:value-type="string" office:string-value="Lager_Bierkasten">
            <text:p>Lager_Bierkasten</text:p>
          </table:table-cell>
          <table:table-cell table:formula="of:=&quot;'&quot;&amp;[.A77]&amp;&quot;',&quot;" office:value-type="string" office:string-value="'FabrikScript_Lager_Bierkasten',">
            <text:p>'FabrikScript_Lager_Bierkasten',</text:p>
          </table:table-cell>
          <table:table-cell table:formula="of:=&quot;'&quot;&amp;[.C77]&amp;&quot;',&quot;" office:value-type="string" office:string-value="'Lager_Bierkasten',">
            <text:p>'Lager_Bierkasten',</text:p>
          </table:table-cell>
        </table:table-row>
        <table:table-row table:style-name="ro2">
          <table:table-cell office:value-type="string">
            <text:p>FabrikScript_Lager_Birne</text:p>
          </table:table-cell>
          <table:table-cell office:value-type="string">
            <text:p>Lager</text:p>
          </table:table-cell>
          <table:table-cell table:formula="of:=IF(LEFT([.A78];13)=&quot;FabrikScript_&quot;;MID([.A78];14;99);&quot;&quot;)" office:value-type="string" office:string-value="Lager_Birne">
            <text:p>Lager_Birne</text:p>
          </table:table-cell>
          <table:table-cell table:formula="of:=&quot;'&quot;&amp;[.A78]&amp;&quot;',&quot;" office:value-type="string" office:string-value="'FabrikScript_Lager_Birne',">
            <text:p>'FabrikScript_Lager_Birne',</text:p>
          </table:table-cell>
          <table:table-cell table:formula="of:=&quot;'&quot;&amp;[.C78]&amp;&quot;',&quot;" office:value-type="string" office:string-value="'Lager_Birne',">
            <text:p>'Lager_Birne',</text:p>
          </table:table-cell>
        </table:table-row>
        <table:table-row table:style-name="ro2">
          <table:table-cell office:value-type="string">
            <text:p>FabrikScript_Lager_Brot</text:p>
          </table:table-cell>
          <table:table-cell office:value-type="string">
            <text:p>Lager</text:p>
          </table:table-cell>
          <table:table-cell table:formula="of:=IF(LEFT([.A79];13)=&quot;FabrikScript_&quot;;MID([.A79];14;99);&quot;&quot;)" office:value-type="string" office:string-value="Lager_Brot">
            <text:p>Lager_Brot</text:p>
          </table:table-cell>
          <table:table-cell table:formula="of:=&quot;'&quot;&amp;[.A79]&amp;&quot;',&quot;" office:value-type="string" office:string-value="'FabrikScript_Lager_Brot',">
            <text:p>'FabrikScript_Lager_Brot',</text:p>
          </table:table-cell>
          <table:table-cell table:formula="of:=&quot;'&quot;&amp;[.C79]&amp;&quot;',&quot;" office:value-type="string" office:string-value="'Lager_Brot',">
            <text:p>'Lager_Brot',</text:p>
          </table:table-cell>
        </table:table-row>
        <table:table-row table:style-name="ro2">
          <table:table-cell office:value-type="string">
            <text:p>FabrikScript_Lager_Butter</text:p>
          </table:table-cell>
          <table:table-cell office:value-type="string">
            <text:p>Lager</text:p>
          </table:table-cell>
          <table:table-cell table:formula="of:=IF(LEFT([.A80];13)=&quot;FabrikScript_&quot;;MID([.A80];14;99);&quot;&quot;)" office:value-type="string" office:string-value="Lager_Butter">
            <text:p>Lager_Butter</text:p>
          </table:table-cell>
          <table:table-cell table:formula="of:=&quot;'&quot;&amp;[.A80]&amp;&quot;',&quot;" office:value-type="string" office:string-value="'FabrikScript_Lager_Butter',">
            <text:p>'FabrikScript_Lager_Butter',</text:p>
          </table:table-cell>
          <table:table-cell table:formula="of:=&quot;'&quot;&amp;[.C80]&amp;&quot;',&quot;" office:value-type="string" office:string-value="'Lager_Butter',">
            <text:p>'Lager_Butter',</text:p>
          </table:table-cell>
        </table:table-row>
        <table:table-row table:style-name="ro2">
          <table:table-cell office:value-type="string">
            <text:p>FabrikScript_Lager_Chips</text:p>
          </table:table-cell>
          <table:table-cell office:value-type="string">
            <text:p>Lager</text:p>
          </table:table-cell>
          <table:table-cell table:formula="of:=IF(LEFT([.A81];13)=&quot;FabrikScript_&quot;;MID([.A81];14;99);&quot;&quot;)" office:value-type="string" office:string-value="Lager_Chips">
            <text:p>Lager_Chips</text:p>
          </table:table-cell>
          <table:table-cell table:formula="of:=&quot;'&quot;&amp;[.A81]&amp;&quot;',&quot;" office:value-type="string" office:string-value="'FabrikScript_Lager_Chips',">
            <text:p>'FabrikScript_Lager_Chips',</text:p>
          </table:table-cell>
          <table:table-cell table:formula="of:=&quot;'&quot;&amp;[.C81]&amp;&quot;',&quot;" office:value-type="string" office:string-value="'Lager_Chips',">
            <text:p>'Lager_Chips',</text:p>
          </table:table-cell>
        </table:table-row>
        <table:table-row table:style-name="ro2">
          <table:table-cell office:value-type="string">
            <text:p>FabrikScript_Lager_kartoffelsack</text:p>
          </table:table-cell>
          <table:table-cell office:value-type="string">
            <text:p>Lager</text:p>
          </table:table-cell>
          <table:table-cell table:formula="of:=IF(LEFT([.A82];13)=&quot;FabrikScript_&quot;;MID([.A82];14;99);&quot;&quot;)" office:value-type="string" office:string-value="Lager_kartoffelsack">
            <text:p>Lager_kartoffelsack</text:p>
          </table:table-cell>
          <table:table-cell table:formula="of:=&quot;'&quot;&amp;[.A82]&amp;&quot;',&quot;" office:value-type="string" office:string-value="'FabrikScript_Lager_kartoffelsack',">
            <text:p>'FabrikScript_Lager_kartoffelsack',</text:p>
          </table:table-cell>
          <table:table-cell table:formula="of:=&quot;'&quot;&amp;[.C82]&amp;&quot;',&quot;" office:value-type="string" office:string-value="'Lager_kartoffelsack',">
            <text:p>'Lager_kartoffelsack',</text:p>
          </table:table-cell>
        </table:table-row>
        <table:table-row table:style-name="ro2">
          <table:table-cell office:value-type="string">
            <text:p>FabrikScript_Lager_Karton</text:p>
          </table:table-cell>
          <table:table-cell office:value-type="string">
            <text:p>Lager</text:p>
          </table:table-cell>
          <table:table-cell table:formula="of:=IF(LEFT([.A83];13)=&quot;FabrikScript_&quot;;MID([.A83];14;99);&quot;&quot;)" office:value-type="string" office:string-value="Lager_Karton">
            <text:p>Lager_Karton</text:p>
          </table:table-cell>
          <table:table-cell table:formula="of:=&quot;'&quot;&amp;[.A83]&amp;&quot;',&quot;" office:value-type="string" office:string-value="'FabrikScript_Lager_Karton',">
            <text:p>'FabrikScript_Lager_Karton',</text:p>
          </table:table-cell>
          <table:table-cell table:formula="of:=&quot;'&quot;&amp;[.C83]&amp;&quot;',&quot;" office:value-type="string" office:string-value="'Lager_Karton',">
            <text:p>'Lager_Karton',</text:p>
          </table:table-cell>
        </table:table-row>
        <table:table-row table:style-name="ro2">
          <table:table-cell office:value-type="string">
            <text:p>FabrikScript_Lager_Kirsche</text:p>
          </table:table-cell>
          <table:table-cell office:value-type="string">
            <text:p>Lager</text:p>
          </table:table-cell>
          <table:table-cell table:formula="of:=IF(LEFT([.A84];13)=&quot;FabrikScript_&quot;;MID([.A84];14;99);&quot;&quot;)" office:value-type="string" office:string-value="Lager_Kirsche">
            <text:p>Lager_Kirsche</text:p>
          </table:table-cell>
          <table:table-cell table:formula="of:=&quot;'&quot;&amp;[.A84]&amp;&quot;',&quot;" office:value-type="string" office:string-value="'FabrikScript_Lager_Kirsche',">
            <text:p>'FabrikScript_Lager_Kirsche',</text:p>
          </table:table-cell>
          <table:table-cell table:formula="of:=&quot;'&quot;&amp;[.C84]&amp;&quot;',&quot;" office:value-type="string" office:string-value="'Lager_Kirsche',">
            <text:p>'Lager_Kirsche',</text:p>
          </table:table-cell>
        </table:table-row>
        <table:table-row table:style-name="ro2">
          <table:table-cell office:value-type="string">
            <text:p>FabrikScript_Lager_Leerpaletten</text:p>
          </table:table-cell>
          <table:table-cell office:value-type="string">
            <text:p>Lager</text:p>
          </table:table-cell>
          <table:table-cell table:formula="of:=IF(LEFT([.A85];13)=&quot;FabrikScript_&quot;;MID([.A85];14;99);&quot;&quot;)" office:value-type="string" office:string-value="Lager_Leerpaletten">
            <text:p>Lager_Leerpaletten</text:p>
          </table:table-cell>
          <table:table-cell table:formula="of:=&quot;'&quot;&amp;[.A85]&amp;&quot;',&quot;" office:value-type="string" office:string-value="'FabrikScript_Lager_Leerpaletten',">
            <text:p>'FabrikScript_Lager_Leerpaletten',</text:p>
          </table:table-cell>
          <table:table-cell table:formula="of:=&quot;'&quot;&amp;[.C85]&amp;&quot;',&quot;" office:value-type="string" office:string-value="'Lager_Leerpaletten',">
            <text:p>'Lager_Leerpaletten',</text:p>
          </table:table-cell>
        </table:table-row>
        <table:table-row table:style-name="ro2">
          <table:table-cell office:value-type="string">
            <text:p>FabrikScript_Lager_Mehl</text:p>
          </table:table-cell>
          <table:table-cell office:value-type="string">
            <text:p>Lager</text:p>
          </table:table-cell>
          <table:table-cell table:formula="of:=IF(LEFT([.A86];13)=&quot;FabrikScript_&quot;;MID([.A86];14;99);&quot;&quot;)" office:value-type="string" office:string-value="Lager_Mehl">
            <text:p>Lager_Mehl</text:p>
          </table:table-cell>
          <table:table-cell table:formula="of:=&quot;'&quot;&amp;[.A86]&amp;&quot;',&quot;" office:value-type="string" office:string-value="'FabrikScript_Lager_Mehl',">
            <text:p>'FabrikScript_Lager_Mehl',</text:p>
          </table:table-cell>
          <table:table-cell table:formula="of:=&quot;'&quot;&amp;[.C86]&amp;&quot;',&quot;" office:value-type="string" office:string-value="'Lager_Mehl',">
            <text:p>'Lager_Mehl',</text:p>
          </table:table-cell>
        </table:table-row>
        <table:table-row table:style-name="ro2">
          <table:table-cell office:value-type="string">
            <text:p>FabrikScript_Lager_Milch</text:p>
          </table:table-cell>
          <table:table-cell office:value-type="string">
            <text:p>Lager</text:p>
          </table:table-cell>
          <table:table-cell table:formula="of:=IF(LEFT([.A87];13)=&quot;FabrikScript_&quot;;MID([.A87];14;99);&quot;&quot;)" office:value-type="string" office:string-value="Lager_Milch">
            <text:p>Lager_Milch</text:p>
          </table:table-cell>
          <table:table-cell table:formula="of:=&quot;'&quot;&amp;[.A87]&amp;&quot;',&quot;" office:value-type="string" office:string-value="'FabrikScript_Lager_Milch',">
            <text:p>'FabrikScript_Lager_Milch',</text:p>
          </table:table-cell>
          <table:table-cell table:formula="of:=&quot;'&quot;&amp;[.C87]&amp;&quot;',&quot;" office:value-type="string" office:string-value="'Lager_Milch',">
            <text:p>'Lager_Milch',</text:p>
          </table:table-cell>
        </table:table-row>
        <table:table-row table:style-name="ro2">
          <table:table-cell office:value-type="string">
            <text:p>FabrikScript_Lager_oel</text:p>
          </table:table-cell>
          <table:table-cell office:value-type="string">
            <text:p>Lager</text:p>
          </table:table-cell>
          <table:table-cell table:formula="of:=IF(LEFT([.A88];13)=&quot;FabrikScript_&quot;;MID([.A88];14;99);&quot;&quot;)" office:value-type="string" office:string-value="Lager_oel">
            <text:p>Lager_oel</text:p>
          </table:table-cell>
          <table:table-cell table:formula="of:=&quot;'&quot;&amp;[.A88]&amp;&quot;',&quot;" office:value-type="string" office:string-value="'FabrikScript_Lager_oel',">
            <text:p>'FabrikScript_Lager_oel',</text:p>
          </table:table-cell>
          <table:table-cell table:formula="of:=&quot;'&quot;&amp;[.C88]&amp;&quot;',&quot;" office:value-type="string" office:string-value="'Lager_oel',">
            <text:p>'Lager_oel',</text:p>
          </table:table-cell>
        </table:table-row>
        <table:table-row table:style-name="ro2">
          <table:table-cell office:value-type="string">
            <text:p>FabrikScript_Lager_Papier</text:p>
          </table:table-cell>
          <table:table-cell office:value-type="string">
            <text:p>Lager</text:p>
          </table:table-cell>
          <table:table-cell table:formula="of:=IF(LEFT([.A89];13)=&quot;FabrikScript_&quot;;MID([.A89];14;99);&quot;&quot;)" office:value-type="string" office:string-value="Lager_Papier">
            <text:p>Lager_Papier</text:p>
          </table:table-cell>
          <table:table-cell table:formula="of:=&quot;'&quot;&amp;[.A89]&amp;&quot;',&quot;" office:value-type="string" office:string-value="'FabrikScript_Lager_Papier',">
            <text:p>'FabrikScript_Lager_Papier',</text:p>
          </table:table-cell>
          <table:table-cell table:formula="of:=&quot;'&quot;&amp;[.C89]&amp;&quot;',&quot;" office:value-type="string" office:string-value="'Lager_Papier',">
            <text:p>'Lager_Papier',</text:p>
          </table:table-cell>
        </table:table-row>
        <table:table-row table:style-name="ro2">
          <table:table-cell office:value-type="string">
            <text:p>FabrikScript_Lager_Pflaume</text:p>
          </table:table-cell>
          <table:table-cell office:value-type="string">
            <text:p>Lager</text:p>
          </table:table-cell>
          <table:table-cell table:formula="of:=IF(LEFT([.A90];13)=&quot;FabrikScript_&quot;;MID([.A90];14;99);&quot;&quot;)" office:value-type="string" office:string-value="Lager_Pflaume">
            <text:p>Lager_Pflaume</text:p>
          </table:table-cell>
          <table:table-cell table:formula="of:=&quot;'&quot;&amp;[.A90]&amp;&quot;',&quot;" office:value-type="string" office:string-value="'FabrikScript_Lager_Pflaume',">
            <text:p>'FabrikScript_Lager_Pflaume',</text:p>
          </table:table-cell>
          <table:table-cell table:formula="of:=&quot;'&quot;&amp;[.C90]&amp;&quot;',&quot;" office:value-type="string" office:string-value="'Lager_Pflaume',">
            <text:p>'Lager_Pflaume',</text:p>
          </table:table-cell>
        </table:table-row>
        <table:table-row table:style-name="ro2">
          <table:table-cell office:value-type="string">
            <text:p>FabrikScript_Lager_pommes</text:p>
          </table:table-cell>
          <table:table-cell office:value-type="string">
            <text:p>Lager</text:p>
          </table:table-cell>
          <table:table-cell table:formula="of:=IF(LEFT([.A91];13)=&quot;FabrikScript_&quot;;MID([.A91];14;99);&quot;&quot;)" office:value-type="string" office:string-value="Lager_pommes">
            <text:p>Lager_pommes</text:p>
          </table:table-cell>
          <table:table-cell table:formula="of:=&quot;'&quot;&amp;[.A91]&amp;&quot;',&quot;" office:value-type="string" office:string-value="'FabrikScript_Lager_pommes',">
            <text:p>'FabrikScript_Lager_pommes',</text:p>
          </table:table-cell>
          <table:table-cell table:formula="of:=&quot;'&quot;&amp;[.C91]&amp;&quot;',&quot;" office:value-type="string" office:string-value="'Lager_pommes',">
            <text:p>'Lager_pommes',</text:p>
          </table:table-cell>
        </table:table-row>
        <table:table-row table:style-name="ro2">
          <table:table-cell office:value-type="string">
            <text:p>FabrikScript_Lager_Quark</text:p>
          </table:table-cell>
          <table:table-cell office:value-type="string">
            <text:p>Lager</text:p>
          </table:table-cell>
          <table:table-cell table:formula="of:=IF(LEFT([.A92];13)=&quot;FabrikScript_&quot;;MID([.A92];14;99);&quot;&quot;)" office:value-type="string" office:string-value="Lager_Quark">
            <text:p>Lager_Quark</text:p>
          </table:table-cell>
          <table:table-cell table:formula="of:=&quot;'&quot;&amp;[.A92]&amp;&quot;',&quot;" office:value-type="string" office:string-value="'FabrikScript_Lager_Quark',">
            <text:p>'FabrikScript_Lager_Quark',</text:p>
          </table:table-cell>
          <table:table-cell table:formula="of:=&quot;'&quot;&amp;[.C92]&amp;&quot;',&quot;" office:value-type="string" office:string-value="'Lager_Quark',">
            <text:p>'Lager_Quark',</text:p>
          </table:table-cell>
        </table:table-row>
        <table:table-row table:style-name="ro2">
          <table:table-cell office:value-type="string">
            <text:p>FabrikScript_Lager_Sahne</text:p>
          </table:table-cell>
          <table:table-cell office:value-type="string">
            <text:p>Lager</text:p>
          </table:table-cell>
          <table:table-cell table:formula="of:=IF(LEFT([.A93];13)=&quot;FabrikScript_&quot;;MID([.A93];14;99);&quot;&quot;)" office:value-type="string" office:string-value="Lager_Sahne">
            <text:p>Lager_Sahne</text:p>
          </table:table-cell>
          <table:table-cell table:formula="of:=&quot;'&quot;&amp;[.A93]&amp;&quot;',&quot;" office:value-type="string" office:string-value="'FabrikScript_Lager_Sahne',">
            <text:p>'FabrikScript_Lager_Sahne',</text:p>
          </table:table-cell>
          <table:table-cell table:formula="of:=&quot;'&quot;&amp;[.C93]&amp;&quot;',&quot;" office:value-type="string" office:string-value="'Lager_Sahne',">
            <text:p>'Lager_Sahne',</text:p>
          </table:table-cell>
        </table:table-row>
        <table:table-row table:style-name="ro2">
          <table:table-cell office:value-type="string">
            <text:p>FabrikScript_Lager_washedPotato</text:p>
          </table:table-cell>
          <table:table-cell office:value-type="string">
            <text:p>Lager</text:p>
          </table:table-cell>
          <table:table-cell table:formula="of:=IF(LEFT([.A94];13)=&quot;FabrikScript_&quot;;MID([.A94];14;99);&quot;&quot;)" office:value-type="string" office:string-value="Lager_washedPotato">
            <text:p>Lager_washedPotato</text:p>
          </table:table-cell>
          <table:table-cell table:formula="of:=&quot;'&quot;&amp;[.A94]&amp;&quot;',&quot;" office:value-type="string" office:string-value="'FabrikScript_Lager_washedPotato',">
            <text:p>'FabrikScript_Lager_washedPotato',</text:p>
          </table:table-cell>
          <table:table-cell table:formula="of:=&quot;'&quot;&amp;[.C94]&amp;&quot;',&quot;" office:value-type="string" office:string-value="'Lager_washedPotato',">
            <text:p>'Lager_washedPotato',</text:p>
          </table:table-cell>
        </table:table-row>
        <table:table-row table:style-name="ro2">
          <table:table-cell office:value-type="string">
            <text:p>FabrikScript_Lager_Yogurt</text:p>
          </table:table-cell>
          <table:table-cell office:value-type="string">
            <text:p>Lager</text:p>
          </table:table-cell>
          <table:table-cell table:formula="of:=IF(LEFT([.A95];13)=&quot;FabrikScript_&quot;;MID([.A95];14;99);&quot;&quot;)" office:value-type="string" office:string-value="Lager_Yogurt">
            <text:p>Lager_Yogurt</text:p>
          </table:table-cell>
          <table:table-cell table:formula="of:=&quot;'&quot;&amp;[.A95]&amp;&quot;',&quot;" office:value-type="string" office:string-value="'FabrikScript_Lager_Yogurt',">
            <text:p>'FabrikScript_Lager_Yogurt',</text:p>
          </table:table-cell>
          <table:table-cell table:formula="of:=&quot;'&quot;&amp;[.C95]&amp;&quot;',&quot;" office:value-type="string" office:string-value="'Lager_Yogurt',">
            <text:p>'Lager_Yogurt',</text:p>
          </table:table-cell>
        </table:table-row>
        <table:table-row table:style-name="ro2">
          <table:table-cell office:value-type="string">
            <text:p>FabrikScript_Lager_Zucker</text:p>
          </table:table-cell>
          <table:table-cell office:value-type="string">
            <text:p>Lager</text:p>
          </table:table-cell>
          <table:table-cell table:formula="of:=IF(LEFT([.A96];13)=&quot;FabrikScript_&quot;;MID([.A96];14;99);&quot;&quot;)" office:value-type="string" office:string-value="Lager_Zucker">
            <text:p>Lager_Zucker</text:p>
          </table:table-cell>
          <table:table-cell table:formula="of:=&quot;'&quot;&amp;[.A96]&amp;&quot;',&quot;" office:value-type="string" office:string-value="'FabrikScript_Lager_Zucker',">
            <text:p>'FabrikScript_Lager_Zucker',</text:p>
          </table:table-cell>
          <table:table-cell table:formula="of:=&quot;'&quot;&amp;[.C96]&amp;&quot;',&quot;" office:value-type="string" office:string-value="'Lager_Zucker',">
            <text:p>'Lager_Zucker',</text:p>
          </table:table-cell>
        </table:table-row>
        <table:table-row table:style-name="ro2">
          <table:table-cell office:value-type="string">
            <text:p>FabrikScript_Molkerei</text:p>
          </table:table-cell>
          <table:table-cell office:value-type="string">
            <text:p>Produktion</text:p>
          </table:table-cell>
          <table:table-cell table:formula="of:=IF(LEFT([.A97];13)=&quot;FabrikScript_&quot;;MID([.A97];14;99);&quot;&quot;)" office:value-type="string" office:string-value="Molkerei">
            <text:p>Molkerei</text:p>
          </table:table-cell>
          <table:table-cell table:formula="of:=&quot;'&quot;&amp;[.A97]&amp;&quot;',&quot;" office:value-type="string" office:string-value="'FabrikScript_Molkerei',">
            <text:p>'FabrikScript_Molkerei',</text:p>
          </table:table-cell>
          <table:table-cell table:formula="of:=&quot;'&quot;&amp;[.C97]&amp;&quot;',&quot;" office:value-type="string" office:string-value="'Molkerei',">
            <text:p>'Molkerei',</text:p>
          </table:table-cell>
        </table:table-row>
        <table:table-row table:style-name="ro2">
          <table:table-cell office:value-type="string">
            <text:p>FabrikScript_obst_apfel</text:p>
          </table:table-cell>
          <table:table-cell office:value-type="string">
            <text:p>Produktion</text:p>
          </table:table-cell>
          <table:table-cell table:formula="of:=IF(LEFT([.A98];13)=&quot;FabrikScript_&quot;;MID([.A98];14;99);&quot;&quot;)" office:value-type="string" office:string-value="obst_apfel">
            <text:p>obst_apfel</text:p>
          </table:table-cell>
          <table:table-cell table:formula="of:=&quot;'&quot;&amp;[.A98]&amp;&quot;',&quot;" office:value-type="string" office:string-value="'FabrikScript_obst_apfel',">
            <text:p>'FabrikScript_obst_apfel',</text:p>
          </table:table-cell>
          <table:table-cell table:formula="of:=&quot;'&quot;&amp;[.C98]&amp;&quot;',&quot;" office:value-type="string" office:string-value="'obst_apfel',">
            <text:p>'obst_apfel',</text:p>
          </table:table-cell>
        </table:table-row>
        <table:table-row table:style-name="ro2">
          <table:table-cell office:value-type="string">
            <text:p>FabrikScript_obst_birne</text:p>
          </table:table-cell>
          <table:table-cell office:value-type="string">
            <text:p>Produktion</text:p>
          </table:table-cell>
          <table:table-cell table:formula="of:=IF(LEFT([.A99];13)=&quot;FabrikScript_&quot;;MID([.A99];14;99);&quot;&quot;)" office:value-type="string" office:string-value="obst_birne">
            <text:p>obst_birne</text:p>
          </table:table-cell>
          <table:table-cell table:formula="of:=&quot;'&quot;&amp;[.A99]&amp;&quot;',&quot;" office:value-type="string" office:string-value="'FabrikScript_obst_birne',">
            <text:p>'FabrikScript_obst_birne',</text:p>
          </table:table-cell>
          <table:table-cell table:formula="of:=&quot;'&quot;&amp;[.C99]&amp;&quot;',&quot;" office:value-type="string" office:string-value="'obst_birne',">
            <text:p>'obst_birne',</text:p>
          </table:table-cell>
        </table:table-row>
        <table:table-row table:style-name="ro2">
          <table:table-cell office:value-type="string">
            <text:p>FabrikScript_obst_kirsche</text:p>
          </table:table-cell>
          <table:table-cell office:value-type="string">
            <text:p>Produktion</text:p>
          </table:table-cell>
          <table:table-cell table:formula="of:=IF(LEFT([.A100];13)=&quot;FabrikScript_&quot;;MID([.A100];14;99);&quot;&quot;)" office:value-type="string" office:string-value="obst_kirsche">
            <text:p>obst_kirsche</text:p>
          </table:table-cell>
          <table:table-cell table:formula="of:=&quot;'&quot;&amp;[.A100]&amp;&quot;',&quot;" office:value-type="string" office:string-value="'FabrikScript_obst_kirsche',">
            <text:p>'FabrikScript_obst_kirsche',</text:p>
          </table:table-cell>
          <table:table-cell table:formula="of:=&quot;'&quot;&amp;[.C100]&amp;&quot;',&quot;" office:value-type="string" office:string-value="'obst_kirsche',">
            <text:p>'obst_kirsche',</text:p>
          </table:table-cell>
        </table:table-row>
        <table:table-row table:style-name="ro2">
          <table:table-cell office:value-type="string">
            <text:p>FabrikScript_obst_pflaume</text:p>
          </table:table-cell>
          <table:table-cell office:value-type="string">
            <text:p>Produktion</text:p>
          </table:table-cell>
          <table:table-cell table:formula="of:=IF(LEFT([.A101];13)=&quot;FabrikScript_&quot;;MID([.A101];14;99);&quot;&quot;)" office:value-type="string" office:string-value="obst_pflaume">
            <text:p>obst_pflaume</text:p>
          </table:table-cell>
          <table:table-cell table:formula="of:=&quot;'&quot;&amp;[.A101]&amp;&quot;',&quot;" office:value-type="string" office:string-value="'FabrikScript_obst_pflaume',">
            <text:p>'FabrikScript_obst_pflaume',</text:p>
          </table:table-cell>
          <table:table-cell table:formula="of:=&quot;'&quot;&amp;[.C101]&amp;&quot;',&quot;" office:value-type="string" office:string-value="'obst_pflaume',">
            <text:p>'obst_pflaume',</text:p>
          </table:table-cell>
        </table:table-row>
        <table:table-row table:style-name="ro2">
          <table:table-cell office:value-type="string">
            <text:p>FabrikScript_Oel_Raffinerie_Raps</text:p>
          </table:table-cell>
          <table:table-cell office:value-type="string">
            <text:p>Produktion</text:p>
          </table:table-cell>
          <table:table-cell table:formula="of:=IF(LEFT([.A102];13)=&quot;FabrikScript_&quot;;MID([.A102];14;99);&quot;&quot;)" office:value-type="string" office:string-value="Oel_Raffinerie_Raps">
            <text:p>Oel_Raffinerie_Raps</text:p>
          </table:table-cell>
          <table:table-cell table:formula="of:=&quot;'&quot;&amp;[.A102]&amp;&quot;',&quot;" office:value-type="string" office:string-value="'FabrikScript_Oel_Raffinerie_Raps',">
            <text:p>'FabrikScript_Oel_Raffinerie_Raps',</text:p>
          </table:table-cell>
          <table:table-cell table:formula="of:=&quot;'&quot;&amp;[.C102]&amp;&quot;',&quot;" office:value-type="string" office:string-value="'Oel_Raffinerie_Raps',">
            <text:p>'Oel_Raffinerie_Raps',</text:p>
          </table:table-cell>
        </table:table-row>
        <table:table-row table:style-name="ro2">
          <table:table-cell office:value-type="string">
            <text:p>FabrikScript_Paletten_Fabrik</text:p>
          </table:table-cell>
          <table:table-cell office:value-type="string">
            <text:p>Produktion</text:p>
          </table:table-cell>
          <table:table-cell table:formula="of:=IF(LEFT([.A103];13)=&quot;FabrikScript_&quot;;MID([.A103];14;99);&quot;&quot;)" office:value-type="string" office:string-value="Paletten_Fabrik">
            <text:p>Paletten_Fabrik</text:p>
          </table:table-cell>
          <table:table-cell table:formula="of:=&quot;'&quot;&amp;[.A103]&amp;&quot;',&quot;" office:value-type="string" office:string-value="'FabrikScript_Paletten_Fabrik',">
            <text:p>'FabrikScript_Paletten_Fabrik',</text:p>
          </table:table-cell>
          <table:table-cell table:formula="of:=&quot;'&quot;&amp;[.C103]&amp;&quot;',&quot;" office:value-type="string" office:string-value="'Paletten_Fabrik',">
            <text:p>'Paletten_Fabrik',</text:p>
          </table:table-cell>
        </table:table-row>
        <table:table-row table:style-name="ro2">
          <table:table-cell office:value-type="string">
            <text:p>FabrikScript_potatoWasher</text:p>
          </table:table-cell>
          <table:table-cell office:value-type="string">
            <text:p>Produktion</text:p>
          </table:table-cell>
          <table:table-cell table:formula="of:=IF(LEFT([.A104];13)=&quot;FabrikScript_&quot;;MID([.A104];14;99);&quot;&quot;)" office:value-type="string" office:string-value="potatoWasher">
            <text:p>potatoWasher</text:p>
          </table:table-cell>
          <table:table-cell table:formula="of:=&quot;'&quot;&amp;[.A104]&amp;&quot;',&quot;" office:value-type="string" office:string-value="'FabrikScript_potatoWasher',">
            <text:p>'FabrikScript_potatoWasher',</text:p>
          </table:table-cell>
          <table:table-cell table:formula="of:=&quot;'&quot;&amp;[.C104]&amp;&quot;',&quot;" office:value-type="string" office:string-value="'potatoWasher',">
            <text:p>'potatoWasher',</text:p>
          </table:table-cell>
        </table:table-row>
        <table:table-row table:style-name="ro2">
          <table:table-cell office:value-type="string">
            <text:p>FabrikScript_potatoWasher2</text:p>
          </table:table-cell>
          <table:table-cell office:value-type="string">
            <text:p>Produktion</text:p>
          </table:table-cell>
          <table:table-cell table:formula="of:=IF(LEFT([.A105];13)=&quot;FabrikScript_&quot;;MID([.A105];14;99);&quot;&quot;)" office:value-type="string" office:string-value="potatoWasher2">
            <text:p>potatoWasher2</text:p>
          </table:table-cell>
          <table:table-cell table:formula="of:=&quot;'&quot;&amp;[.A105]&amp;&quot;',&quot;" office:value-type="string" office:string-value="'FabrikScript_potatoWasher2',">
            <text:p>'FabrikScript_potatoWasher2',</text:p>
          </table:table-cell>
          <table:table-cell table:formula="of:=&quot;'&quot;&amp;[.C105]&amp;&quot;',&quot;" office:value-type="string" office:string-value="'potatoWasher2',">
            <text:p>'potatoWasher2',</text:p>
          </table:table-cell>
        </table:table-row>
        <table:table-row table:style-name="ro2">
          <table:table-cell office:value-type="string">
            <text:p>FabrikScript_RoggenMehlfabrik</text:p>
          </table:table-cell>
          <table:table-cell office:value-type="string">
            <text:p>Produktion</text:p>
          </table:table-cell>
          <table:table-cell table:formula="of:=IF(LEFT([.A106];13)=&quot;FabrikScript_&quot;;MID([.A106];14;99);&quot;&quot;)" office:value-type="string" office:string-value="RoggenMehlfabrik">
            <text:p>RoggenMehlfabrik</text:p>
          </table:table-cell>
          <table:table-cell table:formula="of:=&quot;'&quot;&amp;[.A106]&amp;&quot;',&quot;" office:value-type="string" office:string-value="'FabrikScript_RoggenMehlfabrik',">
            <text:p>'FabrikScript_RoggenMehlfabrik',</text:p>
          </table:table-cell>
          <table:table-cell table:formula="of:=&quot;'&quot;&amp;[.C106]&amp;&quot;',&quot;" office:value-type="string" office:string-value="'RoggenMehlfabrik',">
            <text:p>'RoggenMehlfabrik',</text:p>
          </table:table-cell>
        </table:table-row>
        <table:table-row table:style-name="ro2">
          <table:table-cell office:value-type="string">
            <text:p>FabrikScript_Saat_Prod</text:p>
          </table:table-cell>
          <table:table-cell office:value-type="string">
            <text:p>Produktion</text:p>
          </table:table-cell>
          <table:table-cell table:formula="of:=IF(LEFT([.A107];13)=&quot;FabrikScript_&quot;;MID([.A107];14;99);&quot;&quot;)" office:value-type="string" office:string-value="Saat_Prod">
            <text:p>Saat_Prod</text:p>
          </table:table-cell>
          <table:table-cell table:formula="of:=&quot;'&quot;&amp;[.A107]&amp;&quot;',&quot;" office:value-type="string" office:string-value="'FabrikScript_Saat_Prod',">
            <text:p>'FabrikScript_Saat_Prod',</text:p>
          </table:table-cell>
          <table:table-cell table:formula="of:=&quot;'&quot;&amp;[.C107]&amp;&quot;',&quot;" office:value-type="string" office:string-value="'Saat_Prod',">
            <text:p>'Saat_Prod',</text:p>
          </table:table-cell>
        </table:table-row>
        <table:table-row table:style-name="ro2">
          <table:table-cell office:value-type="string">
            <text:p>FabrikScript_Saatgut</text:p>
          </table:table-cell>
          <table:table-cell office:value-type="string">
            <text:p>Lager</text:p>
          </table:table-cell>
          <table:table-cell table:formula="of:=IF(LEFT([.A108];13)=&quot;FabrikScript_&quot;;MID([.A108];14;99);&quot;&quot;)" office:value-type="string" office:string-value="Saatgut">
            <text:p>Saatgut</text:p>
          </table:table-cell>
          <table:table-cell table:formula="of:=&quot;'&quot;&amp;[.A108]&amp;&quot;',&quot;" office:value-type="string" office:string-value="'FabrikScript_Saatgut',">
            <text:p>'FabrikScript_Saatgut',</text:p>
          </table:table-cell>
          <table:table-cell table:formula="of:=&quot;'&quot;&amp;[.C108]&amp;&quot;',&quot;" office:value-type="string" office:string-value="'Saatgut',">
            <text:p>'Saatgut',</text:p>
          </table:table-cell>
        </table:table-row>
        <table:table-row table:style-name="ro2">
          <table:table-cell office:value-type="string">
            <text:p>FabrikScript_Schweinefutter</text:p>
          </table:table-cell>
          <table:table-cell office:value-type="string">
            <text:p>Lager</text:p>
          </table:table-cell>
          <table:table-cell table:formula="of:=IF(LEFT([.A109];13)=&quot;FabrikScript_&quot;;MID([.A109];14;99);&quot;&quot;)" office:value-type="string" office:string-value="Schweinefutter">
            <text:p>Schweinefutter</text:p>
          </table:table-cell>
          <table:table-cell table:formula="of:=&quot;'&quot;&amp;[.A109]&amp;&quot;',&quot;" office:value-type="string" office:string-value="'FabrikScript_Schweinefutter',">
            <text:p>'FabrikScript_Schweinefutter',</text:p>
          </table:table-cell>
          <table:table-cell table:formula="of:=&quot;'&quot;&amp;[.C109]&amp;&quot;',&quot;" office:value-type="string" office:string-value="'Schweinefutter',">
            <text:p>'Schweinefutter',</text:p>
          </table:table-cell>
        </table:table-row>
        <table:table-row table:style-name="ro2">
          <table:table-cell office:value-type="string">
            <text:p>FabrikScript_Schweinefutterstation</text:p>
          </table:table-cell>
          <table:table-cell office:value-type="string">
            <text:p>Produktion</text:p>
          </table:table-cell>
          <table:table-cell table:formula="of:=IF(LEFT([.A110];13)=&quot;FabrikScript_&quot;;MID([.A110];14;99);&quot;&quot;)" office:value-type="string" office:string-value="Schweinefutterstation">
            <text:p>Schweinefutterstation</text:p>
          </table:table-cell>
          <table:table-cell table:formula="of:=&quot;'&quot;&amp;[.A110]&amp;&quot;',&quot;" office:value-type="string" office:string-value="'FabrikScript_Schweinefutterstation',">
            <text:p>'FabrikScript_Schweinefutterstation',</text:p>
          </table:table-cell>
          <table:table-cell table:formula="of:=&quot;'&quot;&amp;[.C110]&amp;&quot;',&quot;" office:value-type="string" office:string-value="'Schweinefutterstation',">
            <text:p>'Schweinefutterstation',</text:p>
          </table:table-cell>
        </table:table-row>
        <table:table-row table:style-name="ro2">
          <table:table-cell office:value-type="string">
            <text:p>FabrikScript_WeizenMehlfabrik</text:p>
          </table:table-cell>
          <table:table-cell office:value-type="string">
            <text:p>Produktion</text:p>
          </table:table-cell>
          <table:table-cell table:formula="of:=IF(LEFT([.A111];13)=&quot;FabrikScript_&quot;;MID([.A111];14;99);&quot;&quot;)" office:value-type="string" office:string-value="WeizenMehlfabrik">
            <text:p>WeizenMehlfabrik</text:p>
          </table:table-cell>
          <table:table-cell table:formula="of:=&quot;'&quot;&amp;[.A111]&amp;&quot;',&quot;" office:value-type="string" office:string-value="'FabrikScript_WeizenMehlfabrik',">
            <text:p>'FabrikScript_WeizenMehlfabrik',</text:p>
          </table:table-cell>
          <table:table-cell table:formula="of:=&quot;'&quot;&amp;[.C111]&amp;&quot;',&quot;" office:value-type="string" office:string-value="'WeizenMehlfabrik',">
            <text:p>'WeizenMehlfabrik',</text:p>
          </table:table-cell>
        </table:table-row>
        <table:table-row table:style-name="ro2">
          <table:table-cell office:value-type="string">
            <text:p>FabrikScript_Zellstoff_Fabrik</text:p>
          </table:table-cell>
          <table:table-cell office:value-type="string">
            <text:p>Produktion</text:p>
          </table:table-cell>
          <table:table-cell table:formula="of:=IF(LEFT([.A112];13)=&quot;FabrikScript_&quot;;MID([.A112];14;99);&quot;&quot;)" office:value-type="string" office:string-value="Zellstoff_Fabrik">
            <text:p>Zellstoff_Fabrik</text:p>
          </table:table-cell>
          <table:table-cell table:formula="of:=&quot;'&quot;&amp;[.A112]&amp;&quot;',&quot;" office:value-type="string" office:string-value="'FabrikScript_Zellstoff_Fabrik',">
            <text:p>'FabrikScript_Zellstoff_Fabrik',</text:p>
          </table:table-cell>
          <table:table-cell table:formula="of:=&quot;'&quot;&amp;[.C112]&amp;&quot;',&quot;" office:value-type="string" office:string-value="'Zellstoff_Fabrik',">
            <text:p>'Zellstoff_Fabrik',</text:p>
          </table:table-cell>
        </table:table-row>
        <table:table-row table:style-name="ro2">
          <table:table-cell office:value-type="string">
            <text:p>FabrikScript_Zuckerfabrik</text:p>
          </table:table-cell>
          <table:table-cell office:value-type="string">
            <text:p>Produktion</text:p>
          </table:table-cell>
          <table:table-cell table:formula="of:=IF(LEFT([.A113];13)=&quot;FabrikScript_&quot;;MID([.A113];14;99);&quot;&quot;)" office:value-type="string" office:string-value="Zuckerfabrik">
            <text:p>Zuckerfabrik</text:p>
          </table:table-cell>
          <table:table-cell table:formula="of:=&quot;'&quot;&amp;[.A113]&amp;&quot;',&quot;" office:value-type="string" office:string-value="'FabrikScript_Zuckerfabrik',">
            <text:p>'FabrikScript_Zuckerfabrik',</text:p>
          </table:table-cell>
          <table:table-cell table:formula="of:=&quot;'&quot;&amp;[.C113]&amp;&quot;',&quot;" office:value-type="string" office:string-value="'Zuckerfabrik',">
            <text:p>'Zuckerfabrik',</text:p>
          </table:table-cell>
        </table:table-row>
        <table:table-row table:style-name="ro2">
          <table:table-cell office:value-type="string">
            <text:p>FabrikScript_zuckerrueben</text:p>
          </table:table-cell>
          <table:table-cell office:value-type="string">
            <text:p>Lager</text:p>
          </table:table-cell>
          <table:table-cell table:formula="of:=IF(LEFT([.A114];13)=&quot;FabrikScript_&quot;;MID([.A114];14;99);&quot;&quot;)" office:value-type="string" office:string-value="zuckerrueben">
            <text:p>zuckerrueben</text:p>
          </table:table-cell>
          <table:table-cell table:formula="of:=&quot;'&quot;&amp;[.A114]&amp;&quot;',&quot;" office:value-type="string" office:string-value="'FabrikScript_zuckerrueben',">
            <text:p>'FabrikScript_zuckerrueben',</text:p>
          </table:table-cell>
          <table:table-cell table:formula="of:=&quot;'&quot;&amp;[.C114]&amp;&quot;',&quot;" office:value-type="string" office:string-value="'zuckerrueben',">
            <text:p>'zuckerrueben',</text:p>
          </table:table-cell>
        </table:table-row>
        <table:table-row table:style-name="ro2">
          <table:table-cell office:value-type="string">
            <text:p>fuelStation_Hoftankstelle</text:p>
          </table:table-cell>
          <table:table-cell/>
          <table:table-cell table:formula="of:=IF(LEFT([.A115];13)=&quot;FabrikScript_&quot;;MID([.A115];14;99);&quot;&quot;)">
            <text:p/>
          </table:table-cell>
          <table:table-cell table:formula="of:=&quot;'&quot;&amp;[.A115]&amp;&quot;',&quot;" office:value-type="string" office:string-value="'fuelStation_Hoftankstelle',">
            <text:p>'fuelStation_Hoftankstelle',</text:p>
          </table:table-cell>
          <table:table-cell table:formula="of:=&quot;'&quot;&amp;[.C11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fuelStation_Tankstelle_BGA_Nord</text:p>
          </table:table-cell>
          <table:table-cell/>
          <table:table-cell table:formula="of:=IF(LEFT([.A116];13)=&quot;FabrikScript_&quot;;MID([.A116];14;99);&quot;&quot;)">
            <text:p/>
          </table:table-cell>
          <table:table-cell table:formula="of:=&quot;'&quot;&amp;[.A116]&amp;&quot;',&quot;" office:value-type="string" office:string-value="'fuelStation_Tankstelle_BGA_Nord',">
            <text:p>'fuelStation_Tankstelle_BGA_Nord',</text:p>
          </table:table-cell>
          <table:table-cell table:formula="of:=&quot;'&quot;&amp;[.C11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fuelStation_Tankstelle_BGA_Sued</text:p>
          </table:table-cell>
          <table:table-cell/>
          <table:table-cell table:formula="of:=IF(LEFT([.A117];13)=&quot;FabrikScript_&quot;;MID([.A117];14;99);&quot;&quot;)">
            <text:p/>
          </table:table-cell>
          <table:table-cell table:formula="of:=&quot;'&quot;&amp;[.A117]&amp;&quot;',&quot;" office:value-type="string" office:string-value="'fuelStation_Tankstelle_BGA_Sued',">
            <text:p>'fuelStation_Tankstelle_BGA_Sued',</text:p>
          </table:table-cell>
          <table:table-cell table:formula="of:=&quot;'&quot;&amp;[.C11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fuelStation_Tankstelle_Raffinerie</text:p>
          </table:table-cell>
          <table:table-cell/>
          <table:table-cell table:formula="of:=IF(LEFT([.A118];13)=&quot;FabrikScript_&quot;;MID([.A118];14;99);&quot;&quot;)">
            <text:p/>
          </table:table-cell>
          <table:table-cell table:formula="of:=&quot;'&quot;&amp;[.A118]&amp;&quot;',&quot;" office:value-type="string" office:string-value="'fuelStation_Tankstelle_Raffinerie',">
            <text:p>'fuelStation_Tankstelle_Raffinerie',</text:p>
          </table:table-cell>
          <table:table-cell table:formula="of:=&quot;'&quot;&amp;[.C11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MilkFillTrigger_MilkFillTrigger</text:p>
          </table:table-cell>
          <table:table-cell/>
          <table:table-cell table:formula="of:=IF(LEFT([.A119];13)=&quot;FabrikScript_&quot;;MID([.A119];14;99);&quot;&quot;)">
            <text:p/>
          </table:table-cell>
          <table:table-cell table:formula="of:=&quot;'&quot;&amp;[.A119]&amp;&quot;',&quot;" office:value-type="string" office:string-value="'MilkFillTrigger_MilkFillTrigger',">
            <text:p>'MilkFillTrigger_MilkFillTrigger',</text:p>
          </table:table-cell>
          <table:table-cell table:formula="of:=&quot;'&quot;&amp;[.C11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MilkSellTrigger_MilkSellTrigger</text:p>
          </table:table-cell>
          <table:table-cell office:value-type="string">
            <text:p>Verkauf</text:p>
          </table:table-cell>
          <table:table-cell table:formula="of:=IF(LEFT([.A120];13)=&quot;FabrikScript_&quot;;MID([.A120];14;99);&quot;&quot;)">
            <text:p/>
          </table:table-cell>
          <table:table-cell table:formula="of:=&quot;'&quot;&amp;[.A120]&amp;&quot;',&quot;" office:value-type="string" office:string-value="'MilkSellTrigger_MilkSellTrigger',">
            <text:p>'MilkSellTrigger_MilkSellTrigger',</text:p>
          </table:table-cell>
          <table:table-cell table:formula="of:=&quot;'&quot;&amp;[.C12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Storage_storage1</text:p>
          </table:table-cell>
          <table:table-cell office:value-type="string">
            <text:p>Lager</text:p>
          </table:table-cell>
          <table:table-cell table:formula="of:=IF(LEFT([.A121];13)=&quot;FabrikScript_&quot;;MID([.A121];14;99);&quot;&quot;)">
            <text:p/>
          </table:table-cell>
          <table:table-cell table:formula="of:=&quot;'&quot;&amp;[.A121]&amp;&quot;',&quot;" office:value-type="string" office:string-value="'Storage_storage1',">
            <text:p>'Storage_storage1',</text:p>
          </table:table-cell>
          <table:table-cell table:formula="of:=&quot;'&quot;&amp;[.C121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BAHNHOF</text:p>
          </table:table-cell>
          <table:table-cell office:value-type="string">
            <text:p>Verkauf</text:p>
          </table:table-cell>
          <table:table-cell table:formula="of:=IF(LEFT([.A122];13)=&quot;FabrikScript_&quot;;MID([.A122];14;99);&quot;&quot;)">
            <text:p/>
          </table:table-cell>
          <table:table-cell table:formula="of:=&quot;'&quot;&amp;[.A122]&amp;&quot;',&quot;" office:value-type="string" office:string-value="'TipTrigger_BAHNHOF',">
            <text:p>'TipTrigger_BAHNHOF',</text:p>
          </table:table-cell>
          <table:table-cell table:formula="of:=&quot;'&quot;&amp;[.C12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BIOGAS</text:p>
          </table:table-cell>
          <table:table-cell office:value-type="string">
            <text:p>Verkauf</text:p>
          </table:table-cell>
          <table:table-cell table:formula="of:=IF(LEFT([.A123];13)=&quot;FabrikScript_&quot;;MID([.A123];14;99);&quot;&quot;)">
            <text:p/>
          </table:table-cell>
          <table:table-cell table:formula="of:=&quot;'&quot;&amp;[.A123]&amp;&quot;',&quot;" office:value-type="string" office:string-value="'TipTrigger_BIOGAS',">
            <text:p>'TipTrigger_BIOGAS',</text:p>
          </table:table-cell>
          <table:table-cell table:formula="of:=&quot;'&quot;&amp;[.C12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DEPOT</text:p>
          </table:table-cell>
          <table:table-cell office:value-type="string">
            <text:p>Verkauf</text:p>
          </table:table-cell>
          <table:table-cell table:formula="of:=IF(LEFT([.A124];13)=&quot;FabrikScript_&quot;;MID([.A124];14;99);&quot;&quot;)">
            <text:p/>
          </table:table-cell>
          <table:table-cell table:formula="of:=&quot;'&quot;&amp;[.A124]&amp;&quot;',&quot;" office:value-type="string" office:string-value="'TipTrigger_DEPOT',">
            <text:p>'TipTrigger_DEPOT',</text:p>
          </table:table-cell>
          <table:table-cell table:formula="of:=&quot;'&quot;&amp;[.C12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FARM_SILO</text:p>
          </table:table-cell>
          <table:table-cell office:value-type="string">
            <text:p>Verkauf</text:p>
          </table:table-cell>
          <table:table-cell table:formula="of:=IF(LEFT([.A125];13)=&quot;FabrikScript_&quot;;MID([.A125];14;99);&quot;&quot;)">
            <text:p/>
          </table:table-cell>
          <table:table-cell table:formula="of:=&quot;'&quot;&amp;[.A125]&amp;&quot;',&quot;" office:value-type="string" office:string-value="'TipTrigger_FARM_SILO',">
            <text:p>'TipTrigger_FARM_SILO',</text:p>
          </table:table-cell>
          <table:table-cell table:formula="of:=&quot;'&quot;&amp;[.C12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GETREIDEHANDEL</text:p>
          </table:table-cell>
          <table:table-cell office:value-type="string">
            <text:p>Verkauf</text:p>
          </table:table-cell>
          <table:table-cell table:formula="of:=IF(LEFT([.A126];13)=&quot;FabrikScript_&quot;;MID([.A126];14;99);&quot;&quot;)">
            <text:p/>
          </table:table-cell>
          <table:table-cell table:formula="of:=&quot;'&quot;&amp;[.A126]&amp;&quot;',&quot;" office:value-type="string" office:string-value="'TipTrigger_GETREIDEHANDEL',">
            <text:p>'TipTrigger_GETREIDEHANDEL',</text:p>
          </table:table-cell>
          <table:table-cell table:formula="of:=&quot;'&quot;&amp;[.C12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HAFEN</text:p>
          </table:table-cell>
          <table:table-cell office:value-type="string">
            <text:p>Verkauf</text:p>
          </table:table-cell>
          <table:table-cell table:formula="of:=IF(LEFT([.A127];13)=&quot;FabrikScript_&quot;;MID([.A127];14;99);&quot;&quot;)">
            <text:p/>
          </table:table-cell>
          <table:table-cell table:formula="of:=&quot;'&quot;&amp;[.A127]&amp;&quot;',&quot;" office:value-type="string" office:string-value="'TipTrigger_HAFEN',">
            <text:p>'TipTrigger_HAFEN',</text:p>
          </table:table-cell>
          <table:table-cell table:formula="of:=&quot;'&quot;&amp;[.C12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HEIZWERK</text:p>
          </table:table-cell>
          <table:table-cell office:value-type="string">
            <text:p>Verkauf</text:p>
          </table:table-cell>
          <table:table-cell table:formula="of:=IF(LEFT([.A128];13)=&quot;FabrikScript_&quot;;MID([.A128];14;99);&quot;&quot;)">
            <text:p/>
          </table:table-cell>
          <table:table-cell table:formula="of:=&quot;'&quot;&amp;[.A128]&amp;&quot;',&quot;" office:value-type="string" office:string-value="'TipTrigger_HEIZWERK',">
            <text:p>'TipTrigger_HEIZWERK',</text:p>
          </table:table-cell>
          <table:table-cell table:formula="of:=&quot;'&quot;&amp;[.C12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RAIFFEISEN</text:p>
          </table:table-cell>
          <table:table-cell office:value-type="string">
            <text:p>Verkauf</text:p>
          </table:table-cell>
          <table:table-cell table:formula="of:=IF(LEFT([.A129];13)=&quot;FabrikScript_&quot;;MID([.A129];14;99);&quot;&quot;)">
            <text:p/>
          </table:table-cell>
          <table:table-cell table:formula="of:=&quot;'&quot;&amp;[.A129]&amp;&quot;',&quot;" office:value-type="string" office:string-value="'TipTrigger_RAIFFEISEN',">
            <text:p>'TipTrigger_RAIFFEISEN',</text:p>
          </table:table-cell>
          <table:table-cell table:formula="of:=&quot;'&quot;&amp;[.C129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SAWMILL</text:p>
          </table:table-cell>
          <table:table-cell office:value-type="string">
            <text:p>Verkauf</text:p>
          </table:table-cell>
          <table:table-cell table:formula="of:=IF(LEFT([.A130];13)=&quot;FabrikScript_&quot;;MID([.A130];14;99);&quot;&quot;)">
            <text:p/>
          </table:table-cell>
          <table:table-cell table:formula="of:=&quot;'&quot;&amp;[.A130]&amp;&quot;',&quot;" office:value-type="string" office:string-value="'TipTrigger_SAWMILL',">
            <text:p>'TipTrigger_SAWMILL',</text:p>
          </table:table-cell>
          <table:table-cell table:formula="of:=&quot;'&quot;&amp;[.C130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STADION</text:p>
          </table:table-cell>
          <table:table-cell office:value-type="string">
            <text:p>Verkauf</text:p>
          </table:table-cell>
          <table:table-cell table:formula="of:=IF(LEFT([.A131];13)=&quot;FabrikScript_&quot;;MID([.A131];14;99);&quot;&quot;)">
            <text:p/>
          </table:table-cell>
          <table:table-cell table:formula="of:=&quot;'&quot;&amp;[.A131]&amp;&quot;',&quot;" office:value-type="string" office:string-value="'TipTrigger_STADION',">
            <text:p>'TipTrigger_STADION',</text:p>
          </table:table-cell>
          <table:table-cell table:formula="of:=&quot;'&quot;&amp;[.C131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SUPERMARKT</text:p>
          </table:table-cell>
          <table:table-cell office:value-type="string">
            <text:p>Verkauf</text:p>
          </table:table-cell>
          <table:table-cell table:formula="of:=IF(LEFT([.A132];13)=&quot;FabrikScript_&quot;;MID([.A132];14;99);&quot;&quot;)">
            <text:p/>
          </table:table-cell>
          <table:table-cell table:formula="of:=&quot;'&quot;&amp;[.A132]&amp;&quot;',&quot;" office:value-type="string" office:string-value="'TipTrigger_SUPERMARKT',">
            <text:p>'TipTrigger_SUPERMARKT',</text:p>
          </table:table-cell>
          <table:table-cell table:formula="of:=&quot;'&quot;&amp;[.C132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SUPERMARKT1</text:p>
          </table:table-cell>
          <table:table-cell office:value-type="string">
            <text:p>Verkauf</text:p>
          </table:table-cell>
          <table:table-cell table:formula="of:=IF(LEFT([.A133];13)=&quot;FabrikScript_&quot;;MID([.A133];14;99);&quot;&quot;)">
            <text:p/>
          </table:table-cell>
          <table:table-cell table:formula="of:=&quot;'&quot;&amp;[.A133]&amp;&quot;',&quot;" office:value-type="string" office:string-value="'TipTrigger_SUPERMARKT1',">
            <text:p>'TipTrigger_SUPERMARKT1',</text:p>
          </table:table-cell>
          <table:table-cell table:formula="of:=&quot;'&quot;&amp;[.C133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TANKE</text:p>
          </table:table-cell>
          <table:table-cell office:value-type="string">
            <text:p>Verkauf</text:p>
          </table:table-cell>
          <table:table-cell table:formula="of:=IF(LEFT([.A134];13)=&quot;FabrikScript_&quot;;MID([.A134];14;99);&quot;&quot;)">
            <text:p/>
          </table:table-cell>
          <table:table-cell table:formula="of:=&quot;'&quot;&amp;[.A134]&amp;&quot;',&quot;" office:value-type="string" office:string-value="'TipTrigger_TANKE',">
            <text:p>'TipTrigger_TANKE',</text:p>
          </table:table-cell>
          <table:table-cell table:formula="of:=&quot;'&quot;&amp;[.C134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TANKE2</text:p>
          </table:table-cell>
          <table:table-cell office:value-type="string">
            <text:p>Verkauf</text:p>
          </table:table-cell>
          <table:table-cell table:formula="of:=IF(LEFT([.A135];13)=&quot;FabrikScript_&quot;;MID([.A135];14;99);&quot;&quot;)">
            <text:p/>
          </table:table-cell>
          <table:table-cell table:formula="of:=&quot;'&quot;&amp;[.A135]&amp;&quot;',&quot;" office:value-type="string" office:string-value="'TipTrigger_TANKE2',">
            <text:p>'TipTrigger_TANKE2',</text:p>
          </table:table-cell>
          <table:table-cell table:formula="of:=&quot;'&quot;&amp;[.C135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WASSERKAUF</text:p>
          </table:table-cell>
          <table:table-cell office:value-type="string">
            <text:p>Verkauf</text:p>
          </table:table-cell>
          <table:table-cell table:formula="of:=IF(LEFT([.A136];13)=&quot;FabrikScript_&quot;;MID([.A136];14;99);&quot;&quot;)">
            <text:p/>
          </table:table-cell>
          <table:table-cell table:formula="of:=&quot;'&quot;&amp;[.A136]&amp;&quot;',&quot;" office:value-type="string" office:string-value="'TipTrigger_WASSERKAUF',">
            <text:p>'TipTrigger_WASSERKAUF',</text:p>
          </table:table-cell>
          <table:table-cell table:formula="of:=&quot;'&quot;&amp;[.C136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WINDROW_SALE</text:p>
          </table:table-cell>
          <table:table-cell office:value-type="string">
            <text:p>Verkauf</text:p>
          </table:table-cell>
          <table:table-cell table:formula="of:=IF(LEFT([.A137];13)=&quot;FabrikScript_&quot;;MID([.A137];14;99);&quot;&quot;)">
            <text:p/>
          </table:table-cell>
          <table:table-cell table:formula="of:=&quot;'&quot;&amp;[.A137]&amp;&quot;',&quot;" office:value-type="string" office:string-value="'TipTrigger_WINDROW_SALE',">
            <text:p>'TipTrigger_WINDROW_SALE',</text:p>
          </table:table-cell>
          <table:table-cell table:formula="of:=&quot;'&quot;&amp;[.C137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ipTrigger_WOLLEVERKAUF</text:p>
          </table:table-cell>
          <table:table-cell office:value-type="string">
            <text:p>Verkauf</text:p>
          </table:table-cell>
          <table:table-cell table:formula="of:=IF(LEFT([.A138];13)=&quot;FabrikScript_&quot;;MID([.A138];14;99);&quot;&quot;)">
            <text:p/>
          </table:table-cell>
          <table:table-cell table:formula="of:=&quot;'&quot;&amp;[.A138]&amp;&quot;',&quot;" office:value-type="string" office:string-value="'TipTrigger_WOLLEVERKAUF',">
            <text:p>'TipTrigger_WOLLEVERKAUF',</text:p>
          </table:table-cell>
          <table:table-cell table:formula="of:=&quot;'&quot;&amp;[.C138]&amp;&quot;',&quot;" office:value-type="string" office:string-value="'',">
            <text:p>'',</text:p>
          </table:table-cell>
        </table:table-row>
        <table:table-row table:style-name="ro2">
          <table:table-cell office:value-type="string">
            <text:p>Train_woodTrain_woodTrainSpline</text:p>
          </table:table-cell>
          <table:table-cell/>
          <table:table-cell table:formula="of:=IF(LEFT([.A139];13)=&quot;FabrikScript_&quot;;MID([.A139];14;99);&quot;&quot;)">
            <text:p/>
          </table:table-cell>
          <table:table-cell table:formula="of:=&quot;'&quot;&amp;[.A139]&amp;&quot;',&quot;" office:value-type="string" office:string-value="'Train_woodTrain_woodTrainSpline',">
            <text:p>'Train_woodTrain_woodTrainSpline',</text:p>
          </table:table-cell>
          <table:table-cell table:formula="of:=&quot;'&quot;&amp;[.C139]&amp;&quot;',&quot;" office:value-type="string" office:string-value="'',">
            <text:p>'',</text:p>
          </table:table-cell>
        </table:table-row>
      </table:table>
      <table:table table:name="Tabelle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3"/>
        <table:table-column table:style-name="co10" table:number-columns-repeated="4" table:default-cell-style-name="ce5"/>
        <table:table-column table:style-name="co10" table:number-columns-repeated="4" table:default-cell-style-name="ce7"/>
        <table:table-column table:style-name="co10" table:number-columns-repeated="4" table:default-cell-style-name="ce9"/>
        <table:table-column table:style-name="co10" table:number-columns-repeated="4" table:default-cell-style-name="ce11"/>
        <table:table-column table:style-name="co10" table:number-columns-repeated="4" table:default-cell-style-name="ce13"/>
        <table:table-column table:style-name="co10" table:number-columns-repeated="4" table:default-cell-style-name="ce15"/>
        <table:table-column table:style-name="co10" table:number-columns-repeated="4" table:default-cell-style-name="ce17"/>
        <table:table-column table:style-name="co10" table:number-columns-repeated="4" table:default-cell-style-name="ce19"/>
        <table:table-column table:style-name="co2" table:number-columns-repeated="986" table:default-cell-style-name="Default"/>
        <table:table-row table:style-name="ro2">
          <table:table-cell table:number-columns-repeated="2"/>
          <table:table-cell table:style-name="ce2" office:value-type="string" table:number-columns-spanned="4" table:number-rows-spanned="1">
            <text:p>Rohstoff 1</text:p>
          </table:table-cell>
          <table:covered-table-cell table:style-name="ce2" office:value-type="string">
            <text:p>Rohstoff 2</text:p>
          </table:covered-table-cell>
          <table:covered-table-cell table:style-name="ce2" office:value-type="string">
            <text:p>Rohstoff 3</text:p>
          </table:covered-table-cell>
          <table:covered-table-cell table:style-name="ce2" office:value-type="string">
            <text:p>Rohstoff 4</text:p>
          </table:covered-table-cell>
          <table:table-cell table:style-name="ce4" office:value-type="string" table:number-columns-spanned="4" table:number-rows-spanned="1">
            <text:p>Rohstoff 2</text:p>
          </table:table-cell>
          <table:covered-table-cell table:style-name="ce4" office:value-type="string">
            <text:p>Rohstoff 6</text:p>
          </table:covered-table-cell>
          <table:covered-table-cell table:style-name="ce4" office:value-type="string">
            <text:p>Rohstoff 7</text:p>
          </table:covered-table-cell>
          <table:covered-table-cell table:style-name="ce4" office:value-type="string">
            <text:p>Rohstoff 8</text:p>
          </table:covered-table-cell>
          <table:table-cell table:style-name="ce6" office:value-type="string" table:number-columns-spanned="4" table:number-rows-spanned="1">
            <text:p>Rohstoff 3</text:p>
          </table:table-cell>
          <table:covered-table-cell table:number-columns-repeated="3" table:style-name="ce6"/>
          <table:table-cell table:style-name="ce8" office:value-type="string" table:number-columns-spanned="4" table:number-rows-spanned="1">
            <text:p>Rohstoff 4</text:p>
          </table:table-cell>
          <table:covered-table-cell table:number-columns-repeated="3" table:style-name="ce8"/>
          <table:table-cell table:style-name="ce10" office:value-type="string" table:number-columns-spanned="4" table:number-rows-spanned="1">
            <text:p>Produkt 1</text:p>
          </table:table-cell>
          <table:covered-table-cell table:number-columns-repeated="3" table:style-name="ce10"/>
          <table:table-cell table:style-name="ce12" office:value-type="string" table:number-columns-spanned="4" table:number-rows-spanned="1">
            <text:p>Produkt 2</text:p>
          </table:table-cell>
          <table:covered-table-cell table:number-columns-repeated="3" table:style-name="ce12"/>
          <table:table-cell table:style-name="ce14" office:value-type="string" table:number-columns-spanned="4" table:number-rows-spanned="1">
            <text:p>Produkt 3</text:p>
          </table:table-cell>
          <table:covered-table-cell table:number-columns-repeated="3" table:style-name="ce14"/>
          <table:table-cell table:style-name="ce16" office:value-type="string" table:number-columns-spanned="4" table:number-rows-spanned="1">
            <text:p>Produkt 4</text:p>
          </table:table-cell>
          <table:covered-table-cell table:number-columns-repeated="3" table:style-name="ce16"/>
          <table:table-cell table:style-name="ce18" office:value-type="string" table:number-columns-spanned="4" table:number-rows-spanned="1">
            <text:p>Produkt 5</text:p>
          </table:table-cell>
          <table:covered-table-cell table:number-columns-repeated="3" table:style-name="ce18"/>
          <table:table-cell table:style-name="ce1" table:number-columns-repeated="986"/>
        </table:table-row>
        <table:table-row table:style-name="ro2">
          <table:table-cell table:number-columns-repeated="2"/>
          <table:table-cell table:style-name="ce2" table:number-columns-repeated="4"/>
          <table:table-cell table:style-name="ce4" table:number-columns-repeated="4"/>
          <table:table-cell table:style-name="ce6" table:number-columns-repeated="4"/>
          <table:table-cell table:style-name="ce8" table:number-columns-repeated="4"/>
          <table:table-cell table:style-name="ce10" table:number-columns-repeated="4"/>
          <table:table-cell table:style-name="ce12" table:number-columns-repeated="4"/>
          <table:table-cell table:style-name="ce14" table:number-columns-repeated="4"/>
          <table:table-cell table:style-name="ce16" table:number-columns-repeated="4"/>
          <table:table-cell table:style-name="ce18" table:number-columns-repeated="4"/>
          <table:table-cell table:style-name="ce1" table:number-columns-repeated="986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ProduktPerHour</text:p>
          </table:table-cell>
          <table:table-cell table:style-name="ce2" office:value-type="string">
            <text:p>capacity</text:p>
          </table:table-cell>
          <table:table-cell table:style-name="ce2" office:value-type="string">
            <text:p>factor</text:p>
          </table:table-cell>
          <table:table-cell table:style-name="ce2" office:value-type="string">
            <text:p>fillType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capacity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fillType</text:p>
          </table:table-cell>
          <table:table-cell table:style-name="ce4" office:value-type="string">
            <text:p>Name</text:p>
          </table:table-cell>
          <table:table-cell table:style-name="ce6" office:value-type="string">
            <text:p>capacity</text:p>
          </table:table-cell>
          <table:table-cell table:style-name="ce6" office:value-type="string">
            <text:p>factor</text:p>
          </table:table-cell>
          <table:table-cell table:style-name="ce6" office:value-type="string">
            <text:p>fillType</text:p>
          </table:table-cell>
          <table:table-cell table:style-name="ce6" office:value-type="string">
            <text:p>Name</text:p>
          </table:table-cell>
          <table:table-cell table:style-name="ce8" office:value-type="string">
            <text:p>capacity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fillType</text:p>
          </table:table-cell>
          <table:table-cell table:style-name="ce8" office:value-type="string">
            <text:p>Name</text:p>
          </table:table-cell>
          <table:table-cell table:style-name="ce10" office:value-type="string">
            <text:p>capacity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fillType</text:p>
          </table:table-cell>
          <table:table-cell table:style-name="ce10" office:value-type="string">
            <text:p>Name</text:p>
          </table:table-cell>
          <table:table-cell table:style-name="ce12" office:value-type="string">
            <text:p>capacity</text:p>
          </table:table-cell>
          <table:table-cell table:style-name="ce12" office:value-type="string">
            <text:p>factor</text:p>
          </table:table-cell>
          <table:table-cell table:style-name="ce12" office:value-type="string">
            <text:p>fillType</text:p>
          </table:table-cell>
          <table:table-cell table:style-name="ce12" office:value-type="string">
            <text:p>Name</text:p>
          </table:table-cell>
          <table:table-cell table:style-name="ce14" office:value-type="string">
            <text:p>capacity</text:p>
          </table:table-cell>
          <table:table-cell table:style-name="ce14" office:value-type="string">
            <text:p>factor</text:p>
          </table:table-cell>
          <table:table-cell table:style-name="ce14" office:value-type="string">
            <text:p>fillType</text:p>
          </table:table-cell>
          <table:table-cell table:style-name="ce14" office:value-type="string">
            <text:p>Name</text:p>
          </table:table-cell>
          <table:table-cell table:style-name="ce16" office:value-type="string">
            <text:p>capacity</text:p>
          </table:table-cell>
          <table:table-cell table:style-name="ce16" office:value-type="string">
            <text:p>factor</text:p>
          </table:table-cell>
          <table:table-cell table:style-name="ce16" office:value-type="string">
            <text:p>fillType</text:p>
          </table:table-cell>
          <table:table-cell table:style-name="ce16" office:value-type="string">
            <text:p>Name</text:p>
          </table:table-cell>
          <table:table-cell table:style-name="ce18" office:value-type="string">
            <text:p>capacity</text:p>
          </table:table-cell>
          <table:table-cell table:style-name="ce18" office:value-type="string">
            <text:p>factor</text:p>
          </table:table-cell>
          <table:table-cell table:style-name="ce18" office:value-type="string">
            <text:p>fillType</text:p>
          </table:table-cell>
          <table:table-cell table:style-name="ce18" office:value-type="string">
            <text:p>Name</text:p>
          </table:table-cell>
          <table:table-cell table:style-name="ce1" table:number-columns-repeated="986"/>
        </table:table-row>
        <table:table-row table:style-name="ro3">
          <table:table-cell office:value-type="string">
            <text:p>Paletten_Fabrik </text:p>
          </table:table-cell>
          <table:table-cell office:value-type="float" office:value="15000">
            <text:p>15000</text:p>
          </table:table-cell>
          <table:table-cell office:value-type="float" office:value="352000">
            <text:p>352000</text:p>
          </table:table-cell>
          <table:table-cell office:value-type="float" office:value="0.5">
            <text:p>0,5</text:p>
          </table:table-cell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table:number-columns-repeated="12"/>
          <table:table-cell office:value-type="float" office:value="150000">
            <text:p>150000</text:p>
          </table:table-cell>
          <table:table-cell office:value-type="float" office:value="0.25">
            <text:p>0,25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office:value-type="float" office:value="7000">
            <text:p>7000</text:p>
          </table:table-cell>
          <table:table-cell/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table:number-columns-repeated="998"/>
        </table:table-row>
        <table:table-row table:style-name="ro3">
          <table:table-cell office:value-type="string">
            <text:p>Fabrik</text:p>
          </table:table-cell>
          <table:table-cell office:value-type="float" office:value="16000">
            <text:p>16000</text:p>
          </table:table-cell>
          <table:table-cell office:value-type="float" office:value="75000">
            <text:p>75000</text:p>
          </table:table-cell>
          <table:table-cell office:value-type="float" office:value="0.4">
            <text:p>0,4</text:p>
          </table:table-cell>
          <table:table-cell office:value-type="string">
            <text:p>straw woodChips wool</text:p>
          </table:table-cell>
          <table:table-cell office:value-type="string">
            <text:p>Brennstoffe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8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table:number-columns-repeated="998"/>
        </table:table-row>
        <table:table-row table:style-name="ro3">
          <table:table-cell office:value-type="string">
            <text:p>compostMaster2k17</text:p>
          </table:table-cell>
          <table:table-cell office:value-type="float" office:value="50000">
            <text:p>50000</text:p>
          </table:table-cell>
          <table:table-cell office:value-type="float" office:value="200000">
            <text:p>200000</text:p>
          </table:table-cell>
          <table:table-cell office:value-type="float" office:value="2">
            <text:p>2</text:p>
          </table:table-cell>
          <table:table-cell office:value-type="string">
            <text:p>compost potato sugarBeet chaff silage grass grass_windrow dryGrass_windrow woodChips manure straw</text:p>
          </table:table-cell>
          <table:table-cell office:value-type="string">
            <text:p>cm_inputWaste</text:p>
          </table:table-cell>
          <table:table-cell table:number-columns-repeated="12"/>
          <table:table-cell office:value-type="float" office:value="200000">
            <text:p>200000</text:p>
          </table:table-cell>
          <table:table-cell/>
          <table:table-cell office:value-type="string">
            <text:p>compost</text:p>
          </table:table-cell>
          <table:table-cell office:value-type="string">
            <text:p>cm_outputCompost</text:p>
          </table:table-cell>
          <table:table-cell table:number-columns-repeated="1002"/>
        </table:table-row>
        <table:table-row table:style-name="ro3">
          <table:table-cell office:value-type="string">
            <text:p>obst_apfel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apfel</text:p>
          </table:table-cell>
          <table:table-cell office:value-type="string">
            <text:p>Apfelpalette</text:p>
          </table:table-cell>
          <table:table-cell table:number-columns-repeated="1002"/>
        </table:table-row>
        <table:table-row table:style-name="ro3">
          <table:table-cell office:value-type="string">
            <text:p>obst_birn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birne</text:p>
          </table:table-cell>
          <table:table-cell office:value-type="string">
            <text:p>Birnenpalette</text:p>
          </table:table-cell>
          <table:table-cell table:number-columns-repeated="1002"/>
        </table:table-row>
        <table:table-row table:style-name="ro3">
          <table:table-cell office:value-type="string">
            <text:p>obst_kirsch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kirsche</text:p>
          </table:table-cell>
          <table:table-cell office:value-type="string">
            <text:p>Kirschpalette</text:p>
          </table:table-cell>
          <table:table-cell table:number-columns-repeated="1002"/>
        </table:table-row>
        <table:table-row table:style-name="ro3">
          <table:table-cell office:value-type="string">
            <text:p>obst_pflaum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pflaume</text:p>
          </table:table-cell>
          <table:table-cell office:value-type="string">
            <text:p>PflaumenPalette</text:p>
          </table:table-cell>
          <table:table-cell table:number-columns-repeated="1002"/>
        </table:table-row>
        <table:table-row table:style-name="ro3">
          <table:table-cell office:value-type="string">
            <text:p>Fertilizer </text:p>
          </table:table-cell>
          <table:table-cell office:value-type="float" office:value="2147483647">
            <text:p>2147483647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S_Fertilizer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S_fertilizer</text:p>
          </table:table-cell>
          <table:table-cell table:number-columns-repeated="1002"/>
        </table:table-row>
        <table:table-row table:style-name="ro3">
          <table:table-cell office:value-type="string">
            <text:p>Saatgut </text:p>
          </table:table-cell>
          <table:table-cell office:value-type="float" office:value="2147483647">
            <text:p>2147483647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seeds</text:p>
          </table:table-cell>
          <table:table-cell office:value-type="string">
            <text:p>FS_Seeds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seeds</text:p>
          </table:table-cell>
          <table:table-cell office:value-type="string">
            <text:p>FS_Seeds</text:p>
          </table:table-cell>
          <table:table-cell table:number-columns-repeated="1002"/>
        </table:table-row>
        <table:table-row table:style-name="ro3">
          <table:table-cell office:value-type="string">
            <text:p>Schweinefutterstation </text:p>
          </table:table-cell>
          <table:table-cell office:value-type="float" office:value="30000">
            <text:p>30000</text:p>
          </table:table-cell>
          <table:table-cell office:value-type="float" office:value="100000">
            <text:p>100000</text:p>
          </table:table-cell>
          <table:table-cell office:value-type="float" office:value="0.6">
            <text:p>0,6</text:p>
          </table:table-cell>
          <table:table-cell office:value-type="string">
            <text:p>wheat barley maize oat rye</text:p>
          </table:table-cell>
          <table:table-cell office:value-type="string">
            <text:p>Getreide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rape sunflower soybean</text:p>
          </table:table-cell>
          <table:table-cell office:value-type="string">
            <text:p>Proteine</text:p>
          </table:table-cell>
          <table:table-cell office:value-type="float" office:value="100000">
            <text:p>100000</text:p>
          </table:table-cell>
          <table:table-cell office:value-type="float" office:value="0.1">
            <text:p>0,1</text:p>
          </table:table-cell>
          <table:table-cell office:value-type="string">
            <text:p>potato sugarBeet</text:p>
          </table:table-cell>
          <table:table-cell office:value-type="string">
            <text:p>Erdfruechte</text:p>
          </table:table-cell>
          <table:table-cell table:number-columns-repeated="4"/>
          <table:table-cell office:value-type="float" office:value="250000">
            <text:p>250000</text:p>
          </table:table-cell>
          <table:table-cell office:value-type="float" office:value="0.935">
            <text:p>0,935</text:p>
          </table:table-cell>
          <table:table-cell office:value-type="string">
            <text:p>pigFood</text:p>
          </table:table-cell>
          <table:table-cell office:value-type="string">
            <text:p>Schweinefutter</text:p>
          </table:table-cell>
          <table:table-cell table:number-columns-repeated="1002"/>
        </table:table-row>
        <table:table-row table:style-name="ro3">
          <table:table-cell office:value-type="string">
            <text:p>Saat_Prod 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wheat maize barley rape</text:p>
          </table:table-cell>
          <table:table-cell office:value-type="string">
            <text:p>grain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ertilizer</text:p>
          </table:table-cell>
          <table:table-cell table:number-columns-repeated="8"/>
          <table:table-cell office:value-type="float" office:value="100000">
            <text:p>100000</text:p>
          </table:table-cell>
          <table:table-cell/>
          <table:table-cell office:value-type="string">
            <text:p>seeds</text:p>
          </table:table-cell>
          <table:table-cell office:value-type="string">
            <text:p>seeds</text:p>
          </table:table-cell>
          <table:table-cell table:number-columns-repeated="1002"/>
        </table:table-row>
        <table:table-row table:style-name="ro3">
          <table:table-cell office:value-type="string">
            <text:p>Zellstoff_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5">
            <text:p>0,5</text:p>
          </table:table-cell>
          <table:table-cell office:value-type="string">
            <text:p>woodChips</text:p>
          </table:table-cell>
          <table:table-cell office:value-type="string">
            <text:p>Hackschnitzel</text:p>
          </table:table-cell>
          <table:table-cell office:value-type="float" office:value="200000">
            <text:p>200000</text:p>
          </table:table-cell>
          <table:table-cell office:value-type="float" office:value="0.3">
            <text:p>0,3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50000">
            <text:p>15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table:number-columns-repeated="4"/>
          <table:table-cell office:value-type="float" office:value="5000">
            <text:p>5000</text:p>
          </table:table-cell>
          <table:table-cell/>
          <table:table-cell office:value-type="string">
            <text:p>papier</text:p>
          </table:table-cell>
          <table:table-cell office:value-type="string">
            <text:p>palettepapier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table:number-columns-repeated="998"/>
        </table:table-row>
        <table:table-row table:style-name="ro3">
          <table:table-cell office:value-type="string">
            <text:p>Holzhacker</text:p>
          </table:table-cell>
          <table:table-cell office:value-type="float" office:value="40000">
            <text:p>40000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12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table:number-columns-repeated="1002"/>
        </table:table-row>
        <table:table-row table:style-name="ro3">
          <table:table-cell office:value-type="string">
            <text:p>Duenger_Prod 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manure</text:p>
          </table:table-cell>
          <table:table-cell office:value-type="string">
            <text:p>manure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liquidManure</text:p>
          </table:table-cell>
          <table:table-cell office:value-type="string">
            <text:p>liquidManure</text:p>
          </table:table-cell>
          <table:table-cell table:number-columns-repeated="8"/>
          <table:table-cell office:value-type="float" office:value="100000">
            <text:p>100000</text:p>
          </table:table-cell>
          <table:table-cell/>
          <table:table-cell office:value-type="string">
            <text:p>fertilizer</text:p>
          </table:table-cell>
          <table:table-cell office:value-type="string">
            <text:p>fertilizer</text:p>
          </table:table-cell>
          <table:table-cell table:number-columns-repeated="1002"/>
        </table:table-row>
        <table:table-row table:style-name="ro3">
          <table:table-cell office:value-type="string">
            <text:p>KraftFutterHerstellung </text:p>
          </table:table-cell>
          <table:table-cell office:value-type="float" office:value="60000">
            <text:p>60000</text:p>
          </table:table-cell>
          <table:table-cell office:value-type="float" office:value="300000">
            <text:p>300000</text:p>
          </table:table-cell>
          <table:table-cell office:value-type="float" office:value="0.3">
            <text:p>0,3</text:p>
          </table:table-cell>
          <table:table-cell office:value-type="string">
            <text:p>straw</text:p>
          </table:table-cell>
          <table:table-cell office:value-type="string">
            <text:p>Stroh</text:p>
          </table:table-cell>
          <table:table-cell office:value-type="float" office:value="300000">
            <text:p>300000</text:p>
          </table:table-cell>
          <table:table-cell office:value-type="float" office:value="0.4">
            <text:p>0,4</text:p>
          </table:table-cell>
          <table:table-cell office:value-type="string">
            <text:p>silage</text:p>
          </table:table-cell>
          <table:table-cell office:value-type="string">
            <text:p>Silage</text:p>
          </table:table-cell>
          <table:table-cell office:value-type="float" office:value="300000">
            <text:p>300000</text:p>
          </table:table-cell>
          <table:table-cell office:value-type="float" office:value="0.3">
            <text:p>0,3</text:p>
          </table:table-cell>
          <table:table-cell office:value-type="string">
            <text:p>grass_windrow dryGrass_windrow</text:p>
          </table:table-cell>
          <table:table-cell office:value-type="string">
            <text:p>Gras</text:p>
          </table:table-cell>
          <table:table-cell table:number-columns-repeated="4"/>
          <table:table-cell office:value-type="float" office:value="300000">
            <text:p>300000</text:p>
          </table:table-cell>
          <table:table-cell office:value-type="float" office:value="1">
            <text:p>1</text:p>
          </table:table-cell>
          <table:table-cell office:value-type="string">
            <text:p>forage</text:p>
          </table:table-cell>
          <table:table-cell office:value-type="string">
            <text:p>Mischfutter</text:p>
          </table:table-cell>
          <table:table-cell table:number-columns-repeated="1002"/>
        </table:table-row>
        <table:table-row table:style-name="ro3">
          <table:table-cell office:value-type="string">
            <text:p>Backerei </text:p>
          </table:table-cell>
          <table:table-cell office:value-type="float" office:value="5000">
            <text:p>5000</text:p>
          </table:table-cell>
          <table:table-cell office:value-type="float" office:value="120000">
            <text:p>120000</text:p>
          </table:table-cell>
          <table:table-cell office:value-type="float" office:value="1">
            <text:p>1</text:p>
          </table:table-cell>
          <table:table-cell office:value-type="string">
            <text:p>mehl</text:p>
          </table:table-cell>
          <table:table-cell office:value-type="string">
            <text:p>Tip_mehl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string">
            <text:p>wasser</text:p>
          </table:table-cell>
          <table:table-cell office:value-type="string">
            <text:p>Tip_RSwater</text:p>
          </table:table-cell>
          <table:table-cell table:number-columns-repeated="8"/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brot</text:p>
          </table:table-cell>
          <table:table-cell office:value-type="string">
            <text:p>brotpalette</text:p>
          </table:table-cell>
          <table:table-cell table:number-columns-repeated="1002"/>
        </table:table-row>
        <table:table-row table:style-name="ro3">
          <table:table-cell office:value-type="string">
            <text:p>Oel_Raffinerie_Raps</text:p>
          </table:table-cell>
          <table:table-cell office:value-type="float" office:value="20000">
            <text:p>20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rape sunflower</text:p>
          </table:table-cell>
          <table:table-cell office:value-type="string">
            <text:p>Tip_RS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200000">
            <text:p>200000</text:p>
          </table:table-cell>
          <table:table-cell office:value-type="float" office:value="0.5">
            <text:p>0,5</text:p>
          </table:table-cell>
          <table:table-cell office:value-type="string">
            <text:p>fuel</text:p>
          </table:table-cell>
          <table:table-cell office:value-type="string">
            <text:p>RM_Output</text:p>
          </table:table-cell>
          <table:table-cell table:number-columns-repeated="998"/>
        </table:table-row>
        <table:table-row table:style-name="ro3">
          <table:table-cell office:value-type="string">
            <text:p>Klaerwerk</text:p>
          </table:table-cell>
          <table:table-cell office:value-type="float" office:value="40000">
            <text:p>40000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  <table:table-cell office:value-type="string">
            <text:p>liquidManure digestate</text:p>
          </table:table-cell>
          <table:table-cell office:value-type="string">
            <text:p>Tip_RS1</text:p>
          </table:table-cell>
          <table:table-cell table:number-columns-repeated="12"/>
          <table:table-cell office:value-type="float" office:value="400000">
            <text:p>400000</text:p>
          </table:table-cell>
          <table:table-cell office:value-type="float" office:value="0.26">
            <text:p>0,26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400000">
            <text:p>400000</text:p>
          </table:table-cell>
          <table:table-cell office:value-type="float" office:value="0.65">
            <text:p>0,65</text:p>
          </table:table-cell>
          <table:table-cell office:value-type="string">
            <text:p>water</text:p>
          </table:table-cell>
          <table:table-cell office:value-type="string">
            <text:p>RM_Output2</text:p>
          </table:table-cell>
          <table:table-cell table:number-columns-repeated="998"/>
        </table:table-row>
        <table:table-row table:style-name="ro3">
          <table:table-cell office:value-type="string">
            <text:p>BrauereiKasten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barley</text:p>
          </table:table-cell>
          <table:table-cell office:value-type="string">
            <text:p>Tip_RSbarley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hops</text:p>
          </table:table-cell>
          <table:table-cell office:value-type="string">
            <text:p>hops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200000">
            <text:p>200000</text:p>
          </table:table-cell>
          <table:table-cell office:value-type="float" office:value="0.4">
            <text:p>0,4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beer</text:p>
          </table:table-cell>
          <table:table-cell office:value-type="string">
            <text:p>bierpalettekasten</text:p>
          </table:table-cell>
          <table:table-cell table:number-columns-repeated="1002"/>
        </table:table-row>
        <table:table-row table:style-name="ro3">
          <table:table-cell office:value-type="string">
            <text:p>GersteMehl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barley</text:p>
          </table:table-cell>
          <table:table-cell office:value-type="string">
            <text:p>Tip_RSbarley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RoggenMehl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rye</text:p>
          </table:table-cell>
          <table:table-cell office:value-type="string">
            <text:p>Tip_RSrye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WeizenMehlfabrik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wheat</text:p>
          </table:table-cell>
          <table:table-cell office:value-type="string">
            <text:p>Tip_RSwheat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BrauereiFass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wheat</text:p>
          </table:table-cell>
          <table:table-cell office:value-type="string">
            <text:p>Tip_RSwheat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hops</text:p>
          </table:table-cell>
          <table:table-cell office:value-type="string">
            <text:p>hops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200000">
            <text:p>200000</text:p>
          </table:table-cell>
          <table:table-cell office:value-type="float" office:value="0.4">
            <text:p>0,4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beer</text:p>
          </table:table-cell>
          <table:table-cell office:value-type="string">
            <text:p>bierpalettefass</text:p>
          </table:table-cell>
          <table:table-cell table:number-columns-repeated="1002"/>
        </table:table-row>
        <table:table-row table:style-name="ro3">
          <table:table-cell office:value-type="string">
            <text:p>Molkerei </text:p>
          </table:table-cell>
          <table:table-cell office:value-type="float" office:value="5000">
            <text:p>5000</text:p>
          </table:table-cell>
          <table:table-cell office:value-type="float" office:value="300000">
            <text:p>300000</text:p>
          </table:table-cell>
          <table:table-cell office:value-type="float" office:value="0.75">
            <text:p>0,75</text:p>
          </table:table-cell>
          <table:table-cell office:value-type="string">
            <text:p>milk</text:p>
          </table:table-cell>
          <table:table-cell office:value-type="string">
            <text:p>Tip-RSmilk</text:p>
          </table:table-cell>
          <table:table-cell office:value-type="float" office:value="200000">
            <text:p>200000</text:p>
          </table:table-cell>
          <table:table-cell office:value-type="float" office:value="0.3">
            <text:p>0,3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5">
            <text:p>0,5</text:p>
          </table:table-cell>
          <table:table-cell office:value-type="string">
            <text:p>papier</text:p>
          </table:table-cell>
          <table:table-cell office:value-type="string">
            <text:p>palettpapier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butter</text:p>
          </table:table-cell>
          <table:table-cell office:value-type="string">
            <text:p>palettebutter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milch</text:p>
          </table:table-cell>
          <table:table-cell office:value-type="string">
            <text:p>palettemilch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sahne</text:p>
          </table:table-cell>
          <table:table-cell office:value-type="string">
            <text:p>palettesahne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quark</text:p>
          </table:table-cell>
          <table:table-cell office:value-type="string">
            <text:p>palettequark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yogurt</text:p>
          </table:table-cell>
          <table:table-cell office:value-type="string">
            <text:p>paletteyogurt</text:p>
          </table:table-cell>
          <table:table-cell table:number-columns-repeated="986"/>
        </table:table-row>
        <table:table-row table:style-name="ro3">
          <table:table-cell office:value-type="string">
            <text:p>Zuckerfabrik </text:p>
          </table:table-cell>
          <table:table-cell office:value-type="float" office:value="15000">
            <text:p>15000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string">
            <text:p>sugarBeet</text:p>
          </table:table-cell>
          <table:table-cell office:value-type="string">
            <text:p>TipRSzucker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table:number-columns-repeated="8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zucker</text:p>
          </table:table-cell>
          <table:table-cell office:value-type="string">
            <text:p>zuckerpalette</text:p>
          </table:table-cell>
          <table:table-cell table:number-columns-repeated="1002"/>
        </table:table-row>
        <table:table-row table:style-name="ro3">
          <table:table-cell office:value-type="string">
            <text:p>Kartoffelwaschanlage</text:p>
          </table:table-cell>
          <table:table-cell office:value-type="float" office:value="7500">
            <text:p>7500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potato</text:p>
          </table:table-cell>
          <table:table-cell office:value-type="string">
            <text:p>Kartoffeln</text:p>
          </table:table-cell>
          <table:table-cell office:value-type="float" office:value="25000">
            <text:p>25000</text:p>
          </table:table-cell>
          <table:table-cell office:value-type="float" office:value="0.01">
            <text:p>0,01</text:p>
          </table:table-cell>
          <table:table-cell office:value-type="string">
            <text:p>water</text:p>
          </table:table-cell>
          <table:table-cell office:value-type="string">
            <text:p>Wasser</text:p>
          </table:table-cell>
          <table:table-cell office:value-type="float" office:value="5000">
            <text:p>5000</text:p>
          </table:table-cell>
          <table:table-cell office:value-type="float" office:value="0.01">
            <text:p>0,01</text:p>
          </table:table-cell>
          <table:table-cell office:value-type="string">
            <text:p>fuel</text:p>
          </table:table-cell>
          <table:table-cell office:value-type="string">
            <text:p>Diesel</text:p>
          </table:table-cell>
          <table:table-cell table:number-columns-repeated="4"/>
          <table:table-cell office:value-type="float" office:value="5000">
            <text:p>5000</text:p>
          </table:table-cell>
          <table:table-cell/>
          <table:table-cell table:number-columns-repeated="2" office:value-type="string">
            <text:p>washedPotato</text:p>
          </table:table-cell>
          <table:table-cell table:number-columns-repeated="1002"/>
        </table:table-row>
        <table:table-row table:style-name="ro3">
          <table:table-cell office:value-type="string">
            <text:p>Kartoffelfabrik</text:p>
          </table:table-cell>
          <table:table-cell office:value-type="float" office:value="10000">
            <text:p>10000</text:p>
          </table:table-cell>
          <table:table-cell office:value-type="float" office:value="600000">
            <text:p>600000</text:p>
          </table:table-cell>
          <table:table-cell office:value-type="float" office:value="0.6">
            <text:p>0,6</text:p>
          </table:table-cell>
          <table:table-cell office:value-type="string">
            <text:p>washedPotato</text:p>
          </table:table-cell>
          <table:table-cell office:value-type="string">
            <text:p>washedPotato</text:p>
          </table:table-cell>
          <table:table-cell office:value-type="float" office:value="280000">
            <text:p>28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75000">
            <text:p>175000</text:p>
          </table:table-cell>
          <table:table-cell office:value-type="float" office:value="0.15">
            <text:p>0,15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225000">
            <text:p>225000</text:p>
          </table:table-cell>
          <table:table-cell office:value-type="float" office:value="0.15">
            <text:p>0,15</text:p>
          </table:table-cell>
          <table:table-cell office:value-type="string">
            <text:p>oel</text:p>
          </table:table-cell>
          <table:table-cell office:value-type="string">
            <text:p>palettespeiseoel</text:p>
          </table:table-cell>
          <table:table-cell office:value-type="float" office:value="5000">
            <text:p>5000</text:p>
          </table:table-cell>
          <table:table-cell office:value-type="float" office:value="0.35">
            <text:p>0,35</text:p>
          </table:table-cell>
          <table:table-cell office:value-type="string">
            <text:p>chips</text:p>
          </table:table-cell>
          <table:table-cell office:value-type="string">
            <text:p>palettechips</text:p>
          </table:table-cell>
          <table:table-cell office:value-type="float" office:value="5000">
            <text:p>5000</text:p>
          </table:table-cell>
          <table:table-cell office:value-type="float" office:value="0.35">
            <text:p>0,35</text:p>
          </table:table-cell>
          <table:table-cell office:value-type="string">
            <text:p>pommes</text:p>
          </table:table-cell>
          <table:table-cell office:value-type="string">
            <text:p>palettepommes</text:p>
          </table:table-cell>
          <table:table-cell office:value-type="float" office:value="5000">
            <text:p>5000</text:p>
          </table:table-cell>
          <table:table-cell office:value-type="float" office:value="0.35">
            <text:p>0,35</text:p>
          </table:table-cell>
          <table:table-cell office:value-type="string">
            <text:p>kartoffelsack</text:p>
          </table:table-cell>
          <table:table-cell office:value-type="string">
            <text:p>palettekartoffelsack</text:p>
          </table:table-cell>
          <table:table-cell table:number-columns-repeated="99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abelle1.A1:Tabelle1.B120" table:display-filter-buttons="true">
          <table:filter>
            <table:filter-condition table:field-number="1" table:value="prod" table:operator="="/>
          </table:filter>
          <table:sort>
            <table:sort-by table:field-number="0" table:data-type="automatic"/>
          </table:sort>
        </table:database-range>
        <table:database-range table:name="__Anonymous_Sheet_DB__2" table:target-range-address="Tabelle1.A1:Tabelle1.C139" table:display-filter-buttons="true">
          <table:filter>
            <table:filter-condition table:field-number="1" table:value="Produktion" table:operator="=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21.05.2017</text:date>, <text:time>22:0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leckwenn</meta:initial-creator>
    <meta:creation-date>2017-05-13T16:48:53.15</meta:creation-date>
    <dc:date>2017-05-21T22:04:13.75</dc:date>
    <dc:creator>Lars Bleckwenn</dc:creator>
    <meta:editing-duration>P1DT4H44M47S</meta:editing-duration>
    <meta:editing-cycles>9</meta:editing-cycles>
    <meta:generator>OpenOffice/4.1.3$Win32 OpenOffice.org_project/413m1$Build-9783</meta:generator>
    <meta:document-statistic meta:table-count="3" meta:cell-count="1178" meta:object-count="0"/>
  </office:meta>
</office:document-meta>
</file>